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fo:background-color="#e6e6ff"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alibration 110.2 (at 2020 W - different meter)" table:style-name="ta1" table:print="false">
        <table:table-column table:style-name="co1" table:number-columns-repeated="3" table:default-cell-style-name="ce2"/>
        <table:table-column table:style-name="co1" table:number-columns-repeated="4" table:default-cell-style-name="ce4"/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plug in meter</text:p>
          </table:table-cell>
          <table:table-cell table:style-name="ce1" office:value-type="string">
            <text:p>no of turns</text:p>
          </table:table-cell>
          <table:table-cell table:style-name="ce1" office:value-type="string">
            <text:p>Theoretical CT power </text:p>
          </table:table-cell>
          <table:table-cell table:style-name="ce3" office:value-type="string">
            <text:p>Max (A)</text:p>
          </table:table-cell>
          <table:table-cell table:style-name="ce3" office:value-type="string">
            <text:p>Min (B)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Standard Deviation</text:p>
          </table:table-cell>
          <table:table-cell table:style-name="ce1" office:value-type="string">
            <text:p>error (A)</text:p>
          </table:table-cell>
          <table:table-cell table:style-name="ce1" office:value-type="string">
            <text:p>error (B)</text:p>
          </table:table-cell>
          <table:table-cell table:style-name="ce1" office:value-type="string">
            <text:p>% error (A)</text:p>
          </table:table-cell>
          <table:table-cell table:style-name="ce1" office:value-type="string">
            <text:p>% error (B)</text:p>
          </table:table-cell>
          <table:table-cell table:style-name="ce3" office:value-type="string">
            <text:p>MAX % error</text:p>
          </table:table-cell>
          <table:table-cell table:number-columns-repeated="3"/>
        </table:table-row>
        <table:table-row table:style-name="ro2">
          <table:table-cell office:value-type="float" office:value="15.2">
            <text:p>15.20</text:p>
          </table:table-cell>
          <table:table-cell office:value-type="float" office:value="1">
            <text:p>1.00</text:p>
          </table:table-cell>
          <table:table-cell table:formula="of:=[.B2]*[.A2]" office:value-type="float" office:value="15.2">
            <text:p>15.20</text:p>
          </table:table-cell>
          <table:table-cell office:value-type="float" office:value="14.24">
            <text:p>14.24</text:p>
          </table:table-cell>
          <table:table-cell office:value-type="float" office:value="7.08">
            <text:p>7.08</text:p>
          </table:table-cell>
          <table:table-cell office:value-type="float" office:value="10.73">
            <text:p>10.73</text:p>
          </table:table-cell>
          <table:table-cell office:value-type="float" office:value="1.86">
            <text:p>1.86</text:p>
          </table:table-cell>
          <table:table-cell table:formula="of:=[.D2]-[.C2]" office:value-type="float" office:value="-0.959999999999999">
            <text:p>-0.96</text:p>
          </table:table-cell>
          <table:table-cell table:formula="of:=[.E2]-[.C2]" office:value-type="float" office:value="-8.12">
            <text:p>-8.12</text:p>
          </table:table-cell>
          <table:table-cell table:formula="of:=ABS([.H2]/[.C2]*100)" office:value-type="float" office:value="6.31578947368421">
            <text:p>6.32</text:p>
          </table:table-cell>
          <table:table-cell table:formula="of:=ABS([.I2]/[.C2]*100)" office:value-type="float" office:value="53.421052631579">
            <text:p>53.42</text:p>
          </table:table-cell>
          <table:table-cell table:formula="of:=MAX([.J2:.K2])" office:value-type="float" office:value="53.421052631579">
            <text:p>53.42</text:p>
          </table:table-cell>
          <table:table-cell table:formula="of:=[.C2]/[.F2]" office:value-type="float" office:value="1.4165890027959">
            <text:p>1.4165890027959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2]" office:value-type="float" office:value="2">
            <text:p>2.00</text:p>
          </table:table-cell>
          <table:table-cell table:formula="of:=[.B3]*[.A3]" office:value-type="float" office:value="30.4">
            <text:p>30.40</text:p>
          </table:table-cell>
          <table:table-cell office:value-type="float" office:value="45.8">
            <text:p>45.80</text:p>
          </table:table-cell>
          <table:table-cell office:value-type="float" office:value="35.82">
            <text:p>35.82</text:p>
          </table:table-cell>
          <table:table-cell office:value-type="float" office:value="39.74">
            <text:p>39.74</text:p>
          </table:table-cell>
          <table:table-cell office:value-type="float" office:value="2.35">
            <text:p>2.35</text:p>
          </table:table-cell>
          <table:table-cell table:formula="of:=[.D3]-[.C3]" office:value-type="float" office:value="15.4">
            <text:p>15.40</text:p>
          </table:table-cell>
          <table:table-cell table:formula="of:=[.E3]-[.C3]" office:value-type="float" office:value="5.42">
            <text:p>5.42</text:p>
          </table:table-cell>
          <table:table-cell table:formula="of:=ABS([.H3]/[.C3]*100)" office:value-type="float" office:value="50.6578947368421">
            <text:p>50.66</text:p>
          </table:table-cell>
          <table:table-cell table:formula="of:=ABS([.I3]/[.C3]*100)" office:value-type="float" office:value="17.8289473684211">
            <text:p>17.83</text:p>
          </table:table-cell>
          <table:table-cell table:formula="of:=MAX([.J3:.K3])" office:value-type="float" office:value="50.6578947368421">
            <text:p>50.66</text:p>
          </table:table-cell>
          <table:table-cell table:formula="of:=[.C3]/[.F3]" office:value-type="float" office:value="0.764972320080523">
            <text:p>0.764972320080523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3]" office:value-type="float" office:value="3">
            <text:p>3.00</text:p>
          </table:table-cell>
          <table:table-cell table:formula="of:=[.B4]*[.A4]" office:value-type="float" office:value="45.6">
            <text:p>45.60</text:p>
          </table:table-cell>
          <table:table-cell office:value-type="float" office:value="64.55">
            <text:p>64.55</text:p>
          </table:table-cell>
          <table:table-cell office:value-type="float" office:value="58.24">
            <text:p>58.24</text:p>
          </table:table-cell>
          <table:table-cell office:value-type="float" office:value="61.92">
            <text:p>61.92</text:p>
          </table:table-cell>
          <table:table-cell office:value-type="float" office:value="1.33">
            <text:p>1.33</text:p>
          </table:table-cell>
          <table:table-cell table:formula="of:=[.D4]-[.C4]" office:value-type="float" office:value="18.95">
            <text:p>18.95</text:p>
          </table:table-cell>
          <table:table-cell table:formula="of:=[.E4]-[.C4]" office:value-type="float" office:value="12.64">
            <text:p>12.64</text:p>
          </table:table-cell>
          <table:table-cell table:formula="of:=ABS([.H4]/[.C4]*100)" office:value-type="float" office:value="41.5570175438597">
            <text:p>41.56</text:p>
          </table:table-cell>
          <table:table-cell table:formula="of:=ABS([.I4]/[.C4]*100)" office:value-type="float" office:value="27.7192982456141">
            <text:p>27.72</text:p>
          </table:table-cell>
          <table:table-cell table:formula="of:=MAX([.J4:.K4])" office:value-type="float" office:value="41.5570175438597">
            <text:p>41.56</text:p>
          </table:table-cell>
          <table:table-cell table:formula="of:=[.C4]/[.F4]" office:value-type="float" office:value="0.736434108527132">
            <text:p>0.736434108527132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4]" office:value-type="float" office:value="4">
            <text:p>4.00</text:p>
          </table:table-cell>
          <table:table-cell table:formula="of:=[.B5]*[.A5]" office:value-type="float" office:value="60.8">
            <text:p>60.80</text:p>
          </table:table-cell>
          <table:table-cell office:value-type="float" office:value="71.55">
            <text:p>71.55</text:p>
          </table:table-cell>
          <table:table-cell office:value-type="float" office:value="68.56">
            <text:p>68.56</text:p>
          </table:table-cell>
          <table:table-cell office:value-type="float" office:value="69.89">
            <text:p>69.89</text:p>
          </table:table-cell>
          <table:table-cell office:value-type="float" office:value="0.66">
            <text:p>0.66</text:p>
          </table:table-cell>
          <table:table-cell table:formula="of:=[.D5]-[.C5]" office:value-type="float" office:value="10.75">
            <text:p>10.75</text:p>
          </table:table-cell>
          <table:table-cell table:formula="of:=[.E5]-[.C5]" office:value-type="float" office:value="7.76000000000001">
            <text:p>7.76</text:p>
          </table:table-cell>
          <table:table-cell table:formula="of:=ABS([.H5]/[.C5]*100)" office:value-type="float" office:value="17.6809210526316">
            <text:p>17.68</text:p>
          </table:table-cell>
          <table:table-cell table:formula="of:=ABS([.I5]/[.C5]*100)" office:value-type="float" office:value="12.7631578947369">
            <text:p>12.76</text:p>
          </table:table-cell>
          <table:table-cell table:formula="of:=MAX([.J5:.K5])" office:value-type="float" office:value="17.6809210526316">
            <text:p>17.68</text:p>
          </table:table-cell>
          <table:table-cell table:formula="of:=[.C5]/[.F5]" office:value-type="float" office:value="0.86993847474603">
            <text:p>0.86993847474603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5]" office:value-type="float" office:value="5">
            <text:p>5.00</text:p>
          </table:table-cell>
          <table:table-cell table:formula="of:=[.B6]*[.A6]" office:value-type="float" office:value="76">
            <text:p>76.00</text:p>
          </table:table-cell>
          <table:table-cell office:value-type="float" office:value="83.85">
            <text:p>83.85</text:p>
          </table:table-cell>
          <table:table-cell office:value-type="float" office:value="77.4">
            <text:p>77.40</text:p>
          </table:table-cell>
          <table:table-cell office:value-type="float" office:value="79.32">
            <text:p>79.32</text:p>
          </table:table-cell>
          <table:table-cell office:value-type="float" office:value="1.59">
            <text:p>1.59</text:p>
          </table:table-cell>
          <table:table-cell table:formula="of:=[.D6]-[.C6]" office:value-type="float" office:value="7.84999999999999">
            <text:p>7.85</text:p>
          </table:table-cell>
          <table:table-cell table:formula="of:=[.E6]-[.C6]" office:value-type="float" office:value="1.40000000000001">
            <text:p>1.40</text:p>
          </table:table-cell>
          <table:table-cell table:formula="of:=ABS([.H6]/[.C6]*100)" office:value-type="float" office:value="10.328947368421">
            <text:p>10.33</text:p>
          </table:table-cell>
          <table:table-cell table:formula="of:=ABS([.I6]/[.C6]*100)" office:value-type="float" office:value="1.8421052631579">
            <text:p>1.84</text:p>
          </table:table-cell>
          <table:table-cell table:formula="of:=MAX([.J6:.K6])" office:value-type="float" office:value="10.328947368421">
            <text:p>10.33</text:p>
          </table:table-cell>
          <table:table-cell table:formula="of:=[.C6]/[.F6]" office:value-type="float" office:value="0.958144225920323">
            <text:p>0.958144225920323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6]" office:value-type="float" office:value="6">
            <text:p>6.00</text:p>
          </table:table-cell>
          <table:table-cell table:formula="of:=[.B7]*[.A7]" office:value-type="float" office:value="91.2">
            <text:p>91.20</text:p>
          </table:table-cell>
          <table:table-cell office:value-type="float" office:value="104.18">
            <text:p>104.18</text:p>
          </table:table-cell>
          <table:table-cell office:value-type="float" office:value="95.9">
            <text:p>95.90</text:p>
          </table:table-cell>
          <table:table-cell office:value-type="float" office:value="100.79">
            <text:p>100.79</text:p>
          </table:table-cell>
          <table:table-cell office:value-type="float" office:value="2.31">
            <text:p>2.31</text:p>
          </table:table-cell>
          <table:table-cell table:formula="of:=[.D7]-[.C7]" office:value-type="float" office:value="12.98">
            <text:p>12.98</text:p>
          </table:table-cell>
          <table:table-cell table:formula="of:=[.E7]-[.C7]" office:value-type="float" office:value="4.70000000000002">
            <text:p>4.70</text:p>
          </table:table-cell>
          <table:table-cell table:formula="of:=ABS([.H7]/[.C7]*100)" office:value-type="float" office:value="14.2324561403509">
            <text:p>14.23</text:p>
          </table:table-cell>
          <table:table-cell table:formula="of:=ABS([.I7]/[.C7]*100)" office:value-type="float" office:value="5.15350877192984">
            <text:p>5.15</text:p>
          </table:table-cell>
          <table:table-cell table:formula="of:=MAX([.J7:.K7])" office:value-type="float" office:value="14.2324561403509">
            <text:p>14.23</text:p>
          </table:table-cell>
          <table:table-cell table:formula="of:=[.C7]/[.F7]" office:value-type="float" office:value="0.904851671792836">
            <text:p>0.904851671792836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7]" office:value-type="float" office:value="7">
            <text:p>7.00</text:p>
          </table:table-cell>
          <table:table-cell table:formula="of:=[.B8]*[.A8]" office:value-type="float" office:value="106.4">
            <text:p>106.40</text:p>
          </table:table-cell>
          <table:table-cell office:value-type="float" office:value="122.28">
            <text:p>122.28</text:p>
          </table:table-cell>
          <table:table-cell office:value-type="float" office:value="119.1">
            <text:p>119.10</text:p>
          </table:table-cell>
          <table:table-cell office:value-type="float" office:value="120.76">
            <text:p>120.76</text:p>
          </table:table-cell>
          <table:table-cell office:value-type="float" office:value="0.89">
            <text:p>0.89</text:p>
          </table:table-cell>
          <table:table-cell table:formula="of:=[.D8]-[.C8]" office:value-type="float" office:value="15.88">
            <text:p>15.88</text:p>
          </table:table-cell>
          <table:table-cell table:formula="of:=[.E8]-[.C8]" office:value-type="float" office:value="12.7">
            <text:p>12.70</text:p>
          </table:table-cell>
          <table:table-cell table:formula="of:=ABS([.H8]/[.C8]*100)" office:value-type="float" office:value="14.9248120300752">
            <text:p>14.92</text:p>
          </table:table-cell>
          <table:table-cell table:formula="of:=ABS([.I8]/[.C8]*100)" office:value-type="float" office:value="11.9360902255639">
            <text:p>11.94</text:p>
          </table:table-cell>
          <table:table-cell table:formula="of:=MAX([.J8:.K8])" office:value-type="float" office:value="14.9248120300752">
            <text:p>14.92</text:p>
          </table:table-cell>
          <table:table-cell table:formula="of:=[.C8]/[.F8]" office:value-type="float" office:value="0.881086452467704">
            <text:p>0.881086452467704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8]" office:value-type="float" office:value="8">
            <text:p>8.00</text:p>
          </table:table-cell>
          <table:table-cell table:formula="of:=[.B9]*[.A9]" office:value-type="float" office:value="121.6">
            <text:p>121.60</text:p>
          </table:table-cell>
          <table:table-cell office:value-type="float" office:value="132.69">
            <text:p>132.69</text:p>
          </table:table-cell>
          <table:table-cell office:value-type="float" office:value="129.63">
            <text:p>129.63</text:p>
          </table:table-cell>
          <table:table-cell office:value-type="float" office:value="131.4">
            <text:p>131.40</text:p>
          </table:table-cell>
          <table:table-cell office:value-type="float" office:value="0.74">
            <text:p>0.74</text:p>
          </table:table-cell>
          <table:table-cell table:formula="of:=[.D9]-[.C9]" office:value-type="float" office:value="11.09">
            <text:p>11.09</text:p>
          </table:table-cell>
          <table:table-cell table:formula="of:=[.E9]-[.C9]" office:value-type="float" office:value="8.03">
            <text:p>8.03</text:p>
          </table:table-cell>
          <table:table-cell table:formula="of:=ABS([.H9]/[.C9]*100)" office:value-type="float" office:value="9.12006578947369">
            <text:p>9.12</text:p>
          </table:table-cell>
          <table:table-cell table:formula="of:=ABS([.I9]/[.C9]*100)" office:value-type="float" office:value="6.60361842105263">
            <text:p>6.60</text:p>
          </table:table-cell>
          <table:table-cell table:formula="of:=MAX([.J9:.K9])" office:value-type="float" office:value="9.12006578947369">
            <text:p>9.12</text:p>
          </table:table-cell>
          <table:table-cell table:formula="of:=[.C9]/[.F9]" office:value-type="float" office:value="0.925418569254186">
            <text:p>0.925418569254186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9]" office:value-type="float" office:value="9">
            <text:p>9.00</text:p>
          </table:table-cell>
          <table:table-cell table:formula="of:=[.B10]*[.A10]" office:value-type="float" office:value="136.8">
            <text:p>136.80</text:p>
          </table:table-cell>
          <table:table-cell office:value-type="float" office:value="144.81">
            <text:p>144.81</text:p>
          </table:table-cell>
          <table:table-cell office:value-type="float" office:value="141.52">
            <text:p>141.52</text:p>
          </table:table-cell>
          <table:table-cell office:value-type="float" office:value="142.65">
            <text:p>142.65</text:p>
          </table:table-cell>
          <table:table-cell office:value-type="float" office:value="0.82">
            <text:p>0.82</text:p>
          </table:table-cell>
          <table:table-cell table:formula="of:=[.D10]-[.C10]" office:value-type="float" office:value="8.01000000000002">
            <text:p>8.01</text:p>
          </table:table-cell>
          <table:table-cell table:formula="of:=[.E10]-[.C10]" office:value-type="float" office:value="4.72000000000003">
            <text:p>4.72</text:p>
          </table:table-cell>
          <table:table-cell table:formula="of:=ABS([.H10]/[.C10]*100)" office:value-type="float" office:value="5.85526315789475">
            <text:p>5.86</text:p>
          </table:table-cell>
          <table:table-cell table:formula="of:=ABS([.I10]/[.C10]*100)" office:value-type="float" office:value="3.45029239766084">
            <text:p>3.45</text:p>
          </table:table-cell>
          <table:table-cell table:formula="of:=MAX([.J10:.K10])" office:value-type="float" office:value="5.85526315789475">
            <text:p>5.86</text:p>
          </table:table-cell>
          <table:table-cell table:formula="of:=[.C10]/[.F10]" office:value-type="float" office:value="0.958990536277602">
            <text:p>0.958990536277602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0]" office:value-type="float" office:value="10">
            <text:p>10.00</text:p>
          </table:table-cell>
          <table:table-cell table:formula="of:=[.B11]*[.A11]" office:value-type="float" office:value="152">
            <text:p>152.00</text:p>
          </table:table-cell>
          <table:table-cell office:value-type="float" office:value="168.36">
            <text:p>168.36</text:p>
          </table:table-cell>
          <table:table-cell office:value-type="float" office:value="161.16">
            <text:p>161.16</text:p>
          </table:table-cell>
          <table:table-cell office:value-type="float" office:value="165.42">
            <text:p>165.42</text:p>
          </table:table-cell>
          <table:table-cell office:value-type="float" office:value="1.94">
            <text:p>1.94</text:p>
          </table:table-cell>
          <table:table-cell table:formula="of:=[.D11]-[.C11]" office:value-type="float" office:value="16.36">
            <text:p>16.36</text:p>
          </table:table-cell>
          <table:table-cell table:formula="of:=[.E11]-[.C11]" office:value-type="float" office:value="9.16">
            <text:p>9.16</text:p>
          </table:table-cell>
          <table:table-cell table:formula="of:=ABS([.H11]/[.C11]*100)" office:value-type="float" office:value="10.7631578947369">
            <text:p>10.76</text:p>
          </table:table-cell>
          <table:table-cell table:formula="of:=ABS([.I11]/[.C11]*100)" office:value-type="float" office:value="6.02631578947368">
            <text:p>6.03</text:p>
          </table:table-cell>
          <table:table-cell table:formula="of:=MAX([.J11:.K11])" office:value-type="float" office:value="10.7631578947369">
            <text:p>10.76</text:p>
          </table:table-cell>
          <table:table-cell table:formula="of:=[.C11]/[.F11]" office:value-type="float" office:value="0.918873171321485">
            <text:p>0.918873171321485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1]" office:value-type="float" office:value="11">
            <text:p>11.00</text:p>
          </table:table-cell>
          <table:table-cell table:formula="of:=[.B12]*[.A12]" office:value-type="float" office:value="167.2">
            <text:p>167.20</text:p>
          </table:table-cell>
          <table:table-cell office:value-type="float" office:value="125.16">
            <text:p>125.16</text:p>
          </table:table-cell>
          <table:table-cell office:value-type="float" office:value="121.76">
            <text:p>121.76</text:p>
          </table:table-cell>
          <table:table-cell office:value-type="float" office:value="123.73">
            <text:p>123.73</text:p>
          </table:table-cell>
          <table:table-cell office:value-type="float" office:value="0.81">
            <text:p>0.81</text:p>
          </table:table-cell>
          <table:table-cell table:formula="of:=[.D12]-[.C12]" office:value-type="float" office:value="-42.04">
            <text:p>-42.04</text:p>
          </table:table-cell>
          <table:table-cell table:formula="of:=[.E12]-[.C12]" office:value-type="float" office:value="-45.44">
            <text:p>-45.44</text:p>
          </table:table-cell>
          <table:table-cell table:formula="of:=ABS([.H12]/[.C12]*100)" office:value-type="float" office:value="25.1435406698565">
            <text:p>25.14</text:p>
          </table:table-cell>
          <table:table-cell table:formula="of:=ABS([.I12]/[.C12]*100)" office:value-type="float" office:value="27.177033492823">
            <text:p>27.18</text:p>
          </table:table-cell>
          <table:table-cell table:formula="of:=MAX([.J12:.K12])" office:value-type="float" office:value="27.177033492823">
            <text:p>27.18</text:p>
          </table:table-cell>
          <table:table-cell table:formula="of:=[.C12]/[.F12]" office:value-type="float" office:value="1.35132950779924">
            <text:p>1.35132950779924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2]" office:value-type="float" office:value="12">
            <text:p>12.00</text:p>
          </table:table-cell>
          <table:table-cell table:formula="of:=[.B13]*[.A13]" office:value-type="float" office:value="182.4">
            <text:p>182.40</text:p>
          </table:table-cell>
          <table:table-cell office:value-type="float" office:value="197.56">
            <text:p>197.56</text:p>
          </table:table-cell>
          <table:table-cell office:value-type="float" office:value="195.07">
            <text:p>195.07</text:p>
          </table:table-cell>
          <table:table-cell office:value-type="float" office:value="196.16">
            <text:p>196.16</text:p>
          </table:table-cell>
          <table:table-cell office:value-type="float" office:value="0.8">
            <text:p>0.80</text:p>
          </table:table-cell>
          <table:table-cell table:formula="of:=[.D13]-[.C13]" office:value-type="float" office:value="15.16">
            <text:p>15.16</text:p>
          </table:table-cell>
          <table:table-cell table:formula="of:=[.E13]-[.C13]" office:value-type="float" office:value="12.67">
            <text:p>12.67</text:p>
          </table:table-cell>
          <table:table-cell table:formula="of:=ABS([.H13]/[.C13]*100)" office:value-type="float" office:value="8.31140350877194">
            <text:p>8.31</text:p>
          </table:table-cell>
          <table:table-cell table:formula="of:=ABS([.I13]/[.C13]*100)" office:value-type="float" office:value="6.94627192982457">
            <text:p>6.95</text:p>
          </table:table-cell>
          <table:table-cell table:formula="of:=MAX([.J13:.K13])" office:value-type="float" office:value="8.31140350877194">
            <text:p>8.31</text:p>
          </table:table-cell>
          <table:table-cell table:formula="of:=[.C13]/[.F13]" office:value-type="float" office:value="0.929853181076672">
            <text:p>0.929853181076672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3]" office:value-type="float" office:value="13">
            <text:p>13.00</text:p>
          </table:table-cell>
          <table:table-cell table:formula="of:=[.B14]*[.A14]" office:value-type="float" office:value="197.6">
            <text:p>197.60</text:p>
          </table:table-cell>
          <table:table-cell office:value-type="float" office:value="207.44">
            <text:p>207.44</text:p>
          </table:table-cell>
          <table:table-cell office:value-type="float" office:value="203.27">
            <text:p>203.27</text:p>
          </table:table-cell>
          <table:table-cell office:value-type="float" office:value="205.2">
            <text:p>205.20</text:p>
          </table:table-cell>
          <table:table-cell office:value-type="float" office:value="1.18">
            <text:p>1.18</text:p>
          </table:table-cell>
          <table:table-cell table:formula="of:=[.D14]-[.C14]" office:value-type="float" office:value="9.84">
            <text:p>9.84</text:p>
          </table:table-cell>
          <table:table-cell table:formula="of:=[.E14]-[.C14]" office:value-type="float" office:value="5.67000000000002">
            <text:p>5.67</text:p>
          </table:table-cell>
          <table:table-cell table:formula="of:=ABS([.H14]/[.C14]*100)" office:value-type="float" office:value="4.97975708502025">
            <text:p>4.98</text:p>
          </table:table-cell>
          <table:table-cell table:formula="of:=ABS([.I14]/[.C14]*100)" office:value-type="float" office:value="2.86943319838057">
            <text:p>2.87</text:p>
          </table:table-cell>
          <table:table-cell table:formula="of:=MAX([.J14:.K14])" office:value-type="float" office:value="4.97975708502025">
            <text:p>4.98</text:p>
          </table:table-cell>
          <table:table-cell table:formula="of:=[.C14]/[.F14]" office:value-type="float" office:value="0.962962962962963">
            <text:p>0.962962962962963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4]" office:value-type="float" office:value="14">
            <text:p>14.00</text:p>
          </table:table-cell>
          <table:table-cell table:formula="of:=[.B15]*[.A15]" office:value-type="float" office:value="212.8">
            <text:p>212.80</text:p>
          </table:table-cell>
          <table:table-cell office:value-type="float" office:value="236.55">
            <text:p>236.55</text:p>
          </table:table-cell>
          <table:table-cell office:value-type="float" office:value="230.12">
            <text:p>230.12</text:p>
          </table:table-cell>
          <table:table-cell office:value-type="float" office:value="233.14">
            <text:p>233.14</text:p>
          </table:table-cell>
          <table:table-cell office:value-type="float" office:value="1.58">
            <text:p>1.58</text:p>
          </table:table-cell>
          <table:table-cell table:formula="of:=[.D15]-[.C15]" office:value-type="float" office:value="23.75">
            <text:p>23.75</text:p>
          </table:table-cell>
          <table:table-cell table:formula="of:=[.E15]-[.C15]" office:value-type="float" office:value="17.32">
            <text:p>17.32</text:p>
          </table:table-cell>
          <table:table-cell table:formula="of:=ABS([.H15]/[.C15]*100)" office:value-type="float" office:value="11.1607142857143">
            <text:p>11.16</text:p>
          </table:table-cell>
          <table:table-cell table:formula="of:=ABS([.I15]/[.C15]*100)" office:value-type="float" office:value="8.13909774436091">
            <text:p>8.14</text:p>
          </table:table-cell>
          <table:table-cell table:formula="of:=MAX([.J15:.K15])" office:value-type="float" office:value="11.1607142857143">
            <text:p>11.16</text:p>
          </table:table-cell>
          <table:table-cell table:formula="of:=[.C15]/[.F15]" office:value-type="float" office:value="0.912756283777987">
            <text:p>0.912756283777987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office:value-type="float" office:value="1">
            <text:p>1.00</text:p>
          </table:table-cell>
          <table:table-cell table:formula="of:=[.B16]*[.A16]" office:value-type="float" office:value="58.8">
            <text:p>58.80</text:p>
          </table:table-cell>
          <table:table-cell office:value-type="float" office:value="70.94">
            <text:p>70.94</text:p>
          </table:table-cell>
          <table:table-cell office:value-type="float" office:value="67.08">
            <text:p>67.08</text:p>
          </table:table-cell>
          <table:table-cell office:value-type="float" office:value="69.38">
            <text:p>69.38</text:p>
          </table:table-cell>
          <table:table-cell office:value-type="float" office:value="0.93">
            <text:p>0.93</text:p>
          </table:table-cell>
          <table:table-cell table:formula="of:=[.D16]-[.C16]" office:value-type="float" office:value="12.14">
            <text:p>12.14</text:p>
          </table:table-cell>
          <table:table-cell table:formula="of:=[.E16]-[.C16]" office:value-type="float" office:value="8.28">
            <text:p>8.28</text:p>
          </table:table-cell>
          <table:table-cell table:formula="of:=ABS([.H16]/[.C16]*100)" office:value-type="float" office:value="20.6462585034014">
            <text:p>20.65</text:p>
          </table:table-cell>
          <table:table-cell table:formula="of:=ABS([.I16]/[.C16]*100)" office:value-type="float" office:value="14.0816326530612">
            <text:p>14.08</text:p>
          </table:table-cell>
          <table:table-cell table:formula="of:=MAX([.J16:.K16])" office:value-type="float" office:value="20.6462585034014">
            <text:p>20.65</text:p>
          </table:table-cell>
          <table:table-cell table:formula="of:=[.C16]/[.F16]" office:value-type="float" office:value="0.847506486019026">
            <text:p>0.847506486019026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16]+1" office:value-type="float" office:value="2">
            <text:p>2.00</text:p>
          </table:table-cell>
          <table:table-cell table:formula="of:=[.B17]*[.A17]" office:value-type="float" office:value="117.6">
            <text:p>117.60</text:p>
          </table:table-cell>
          <table:table-cell office:value-type="float" office:value="125.69">
            <text:p>125.69</text:p>
          </table:table-cell>
          <table:table-cell office:value-type="float" office:value="115.99">
            <text:p>115.99</text:p>
          </table:table-cell>
          <table:table-cell office:value-type="float" office:value="121.8">
            <text:p>121.80</text:p>
          </table:table-cell>
          <table:table-cell office:value-type="float" office:value="2.29">
            <text:p>2.29</text:p>
          </table:table-cell>
          <table:table-cell table:formula="of:=[.D17]-[.C17]" office:value-type="float" office:value="8.09">
            <text:p>8.09</text:p>
          </table:table-cell>
          <table:table-cell table:formula="of:=[.E17]-[.C17]" office:value-type="float" office:value="-1.61">
            <text:p>-1.61</text:p>
          </table:table-cell>
          <table:table-cell table:formula="of:=ABS([.H17]/[.C17]*100)" office:value-type="float" office:value="6.87925170068028">
            <text:p>6.88</text:p>
          </table:table-cell>
          <table:table-cell table:formula="of:=ABS([.I17]/[.C17]*100)" office:value-type="float" office:value="1.36904761904762">
            <text:p>1.37</text:p>
          </table:table-cell>
          <table:table-cell table:formula="of:=MAX([.J17:.K17])" office:value-type="float" office:value="6.87925170068028">
            <text:p>6.88</text:p>
          </table:table-cell>
          <table:table-cell table:formula="of:=[.C17]/[.F17]" office:value-type="float" office:value="0.96551724137931">
            <text:p>0.96551724137931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17]+1" office:value-type="float" office:value="3">
            <text:p>3.00</text:p>
          </table:table-cell>
          <table:table-cell table:formula="of:=[.B18]*[.A18]" office:value-type="float" office:value="176.4">
            <text:p>176.40</text:p>
          </table:table-cell>
          <table:table-cell office:value-type="float" office:value="198.59">
            <text:p>198.59</text:p>
          </table:table-cell>
          <table:table-cell office:value-type="float" office:value="195.56">
            <text:p>195.56</text:p>
          </table:table-cell>
          <table:table-cell office:value-type="float" office:value="196.93">
            <text:p>196.93</text:p>
          </table:table-cell>
          <table:table-cell office:value-type="float" office:value="0.86">
            <text:p>0.86</text:p>
          </table:table-cell>
          <table:table-cell table:formula="of:=[.D18]-[.C18]" office:value-type="float" office:value="22.19">
            <text:p>22.19</text:p>
          </table:table-cell>
          <table:table-cell table:formula="of:=[.E18]-[.C18]" office:value-type="float" office:value="19.16">
            <text:p>19.16</text:p>
          </table:table-cell>
          <table:table-cell table:formula="of:=ABS([.H18]/[.C18]*100)" office:value-type="float" office:value="12.5793650793651">
            <text:p>12.58</text:p>
          </table:table-cell>
          <table:table-cell table:formula="of:=ABS([.I18]/[.C18]*100)" office:value-type="float" office:value="10.8616780045352">
            <text:p>10.86</text:p>
          </table:table-cell>
          <table:table-cell table:formula="of:=MAX([.J18:.K18])" office:value-type="float" office:value="12.5793650793651">
            <text:p>12.58</text:p>
          </table:table-cell>
          <table:table-cell table:formula="of:=[.C18]/[.F18]" office:value-type="float" office:value="0.895749758797542">
            <text:p>0.895749758797542</text:p>
          </table:table-cell>
          <table:table-cell/>
          <table:table-cell table:formula="of:=823.2/890.13*110.2" office:value-type="float" office:value="101.91392268545">
            <text:p>101.91392268545</text:p>
          </table:table-cell>
        </table:table-row>
        <table:table-row table:style-name="ro2">
          <table:table-cell office:value-type="float" office:value="58.8">
            <text:p>58.80</text:p>
          </table:table-cell>
          <table:table-cell table:formula="of:=[.B18]+1" office:value-type="float" office:value="4">
            <text:p>4.00</text:p>
          </table:table-cell>
          <table:table-cell table:formula="of:=[.B19]*[.A19]" office:value-type="float" office:value="235.2">
            <text:p>235.20</text:p>
          </table:table-cell>
          <table:table-cell office:value-type="float" office:value="261.81">
            <text:p>261.81</text:p>
          </table:table-cell>
          <table:table-cell office:value-type="float" office:value="257.72">
            <text:p>257.72</text:p>
          </table:table-cell>
          <table:table-cell office:value-type="float" office:value="259.62">
            <text:p>259.62</text:p>
          </table:table-cell>
          <table:table-cell office:value-type="float" office:value="1.15">
            <text:p>1.15</text:p>
          </table:table-cell>
          <table:table-cell table:formula="of:=[.D19]-[.C19]" office:value-type="float" office:value="26.61">
            <text:p>26.61</text:p>
          </table:table-cell>
          <table:table-cell table:formula="of:=[.E19]-[.C19]" office:value-type="float" office:value="22.52">
            <text:p>22.52</text:p>
          </table:table-cell>
          <table:table-cell table:formula="of:=ABS([.H19]/[.C19]*100)" office:value-type="float" office:value="11.3137755102041">
            <text:p>11.31</text:p>
          </table:table-cell>
          <table:table-cell table:formula="of:=ABS([.I19]/[.C19]*100)" office:value-type="float" office:value="9.57482993197281">
            <text:p>9.57</text:p>
          </table:table-cell>
          <table:table-cell table:formula="of:=MAX([.J19:.K19])" office:value-type="float" office:value="11.3137755102041">
            <text:p>11.31</text:p>
          </table:table-cell>
          <table:table-cell table:formula="of:=[.C19]/[.F19]" office:value-type="float" office:value="0.905939449965334">
            <text:p>0.905939449965334</text:p>
          </table:table-cell>
          <table:table-cell/>
          <table:table-cell table:formula="of:=1055.03/1063.23*110.2" office:value-type="float" office:value="109.350099225944">
            <text:p>109.350099225944</text:p>
          </table:table-cell>
        </table:table-row>
        <table:table-row table:style-name="ro2">
          <table:table-cell office:value-type="float" office:value="58.8">
            <text:p>58.80</text:p>
          </table:table-cell>
          <table:table-cell table:formula="of:=[.B19]+1" office:value-type="float" office:value="5">
            <text:p>5.00</text:p>
          </table:table-cell>
          <table:table-cell table:formula="of:=[.B20]*[.A20]" office:value-type="float" office:value="294">
            <text:p>294.00</text:p>
          </table:table-cell>
          <table:table-cell office:value-type="float" office:value="325.65">
            <text:p>325.65</text:p>
          </table:table-cell>
          <table:table-cell office:value-type="float" office:value="320.37">
            <text:p>320.37</text:p>
          </table:table-cell>
          <table:table-cell office:value-type="float" office:value="322.94">
            <text:p>322.94</text:p>
          </table:table-cell>
          <table:table-cell office:value-type="float" office:value="1.16">
            <text:p>1.16</text:p>
          </table:table-cell>
          <table:table-cell table:formula="of:=[.D20]-[.C20]" office:value-type="float" office:value="31.65">
            <text:p>31.65</text:p>
          </table:table-cell>
          <table:table-cell table:formula="of:=[.E20]-[.C20]" office:value-type="float" office:value="26.37">
            <text:p>26.37</text:p>
          </table:table-cell>
          <table:table-cell table:formula="of:=ABS([.H20]/[.C20]*100)" office:value-type="float" office:value="10.765306122449">
            <text:p>10.77</text:p>
          </table:table-cell>
          <table:table-cell table:formula="of:=ABS([.I20]/[.C20]*100)" office:value-type="float" office:value="8.96938775510204">
            <text:p>8.97</text:p>
          </table:table-cell>
          <table:table-cell table:formula="of:=MAX([.J20:.K20])" office:value-type="float" office:value="10.765306122449">
            <text:p>10.77</text:p>
          </table:table-cell>
          <table:table-cell table:formula="of:=[.C20]/[.F20]" office:value-type="float" office:value="0.910385830185174">
            <text:p>0.910385830185174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0]+1" office:value-type="float" office:value="6">
            <text:p>6.00</text:p>
          </table:table-cell>
          <table:table-cell table:formula="of:=[.B21]*[.A21]" office:value-type="float" office:value="352.8">
            <text:p>352.80</text:p>
          </table:table-cell>
          <table:table-cell office:value-type="float" office:value="383.41">
            <text:p>383.41</text:p>
          </table:table-cell>
          <table:table-cell office:value-type="float" office:value="378.87">
            <text:p>378.87</text:p>
          </table:table-cell>
          <table:table-cell office:value-type="float" office:value="381.42">
            <text:p>381.42</text:p>
          </table:table-cell>
          <table:table-cell office:value-type="float" office:value="1.11">
            <text:p>1.11</text:p>
          </table:table-cell>
          <table:table-cell table:formula="of:=[.D21]-[.C21]" office:value-type="float" office:value="30.6100000000001">
            <text:p>30.61</text:p>
          </table:table-cell>
          <table:table-cell table:formula="of:=[.E21]-[.C21]" office:value-type="float" office:value="26.07">
            <text:p>26.07</text:p>
          </table:table-cell>
          <table:table-cell table:formula="of:=ABS([.H21]/[.C21]*100)" office:value-type="float" office:value="8.6763038548753">
            <text:p>8.68</text:p>
          </table:table-cell>
          <table:table-cell table:formula="of:=ABS([.I21]/[.C21]*100)" office:value-type="float" office:value="7.38945578231294">
            <text:p>7.39</text:p>
          </table:table-cell>
          <table:table-cell table:formula="of:=MAX([.J21:.K21])" office:value-type="float" office:value="8.6763038548753">
            <text:p>8.68</text:p>
          </table:table-cell>
          <table:table-cell table:formula="of:=[.C21]/[.F21]" office:value-type="float" office:value="0.924964605946201">
            <text:p>0.924964605946201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1]+1" office:value-type="float" office:value="7">
            <text:p>7.00</text:p>
          </table:table-cell>
          <table:table-cell table:formula="of:=[.B22]*[.A22]" office:value-type="float" office:value="411.6">
            <text:p>411.60</text:p>
          </table:table-cell>
          <table:table-cell office:value-type="float" office:value="389.51">
            <text:p>389.51</text:p>
          </table:table-cell>
          <table:table-cell office:value-type="float" office:value="384.26">
            <text:p>384.26</text:p>
          </table:table-cell>
          <table:table-cell office:value-type="float" office:value="386.06">
            <text:p>386.06</text:p>
          </table:table-cell>
          <table:table-cell office:value-type="float" office:value="1.34">
            <text:p>1.34</text:p>
          </table:table-cell>
          <table:table-cell table:formula="of:=[.D22]-[.C22]" office:value-type="float" office:value="-22.09">
            <text:p>-22.09</text:p>
          </table:table-cell>
          <table:table-cell table:formula="of:=[.E22]-[.C22]" office:value-type="float" office:value="-27.34">
            <text:p>-27.34</text:p>
          </table:table-cell>
          <table:table-cell table:formula="of:=ABS([.H22]/[.C22]*100)" office:value-type="float" office:value="5.36686103012633">
            <text:p>5.37</text:p>
          </table:table-cell>
          <table:table-cell table:formula="of:=ABS([.I22]/[.C22]*100)" office:value-type="float" office:value="6.64237123420796">
            <text:p>6.64</text:p>
          </table:table-cell>
          <table:table-cell table:formula="of:=MAX([.J22:.K22])" office:value-type="float" office:value="6.64237123420796">
            <text:p>6.64</text:p>
          </table:table-cell>
          <table:table-cell table:formula="of:=[.C22]/[.F22]" office:value-type="float" office:value="1.06615551986738">
            <text:p>1.06615551986738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2]+1" office:value-type="float" office:value="8">
            <text:p>8.00</text:p>
          </table:table-cell>
          <table:table-cell table:formula="of:=[.B23]*[.A23]" office:value-type="float" office:value="470.4">
            <text:p>470.40</text:p>
          </table:table-cell>
          <table:table-cell office:value-type="float" office:value="449.35">
            <text:p>449.35</text:p>
          </table:table-cell>
          <table:table-cell office:value-type="float" office:value="443.63">
            <text:p>443.63</text:p>
          </table:table-cell>
          <table:table-cell office:value-type="float" office:value="446.58">
            <text:p>446.58</text:p>
          </table:table-cell>
          <table:table-cell office:value-type="float" office:value="1.59">
            <text:p>1.59</text:p>
          </table:table-cell>
          <table:table-cell table:formula="of:=[.D23]-[.C23]" office:value-type="float" office:value="-21.05">
            <text:p>-21.05</text:p>
          </table:table-cell>
          <table:table-cell table:formula="of:=[.E23]-[.C23]" office:value-type="float" office:value="-26.77">
            <text:p>-26.77</text:p>
          </table:table-cell>
          <table:table-cell table:formula="of:=ABS([.H23]/[.C23]*100)" office:value-type="float" office:value="4.47491496598639">
            <text:p>4.47</text:p>
          </table:table-cell>
          <table:table-cell table:formula="of:=ABS([.I23]/[.C23]*100)" office:value-type="float" office:value="5.69090136054421">
            <text:p>5.69</text:p>
          </table:table-cell>
          <table:table-cell table:formula="of:=MAX([.J23:.K23])" office:value-type="float" office:value="5.69090136054421">
            <text:p>5.69</text:p>
          </table:table-cell>
          <table:table-cell table:formula="of:=[.C23]/[.F23]" office:value-type="float" office:value="1.05333870751041">
            <text:p>1.05333870751041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3]+1" office:value-type="float" office:value="9">
            <text:p>9.00</text:p>
          </table:table-cell>
          <table:table-cell table:formula="of:=[.B24]*[.A24]" office:value-type="float" office:value="529.2">
            <text:p>529.20</text:p>
          </table:table-cell>
          <table:table-cell office:value-type="float" office:value="517.68">
            <text:p>517.68</text:p>
          </table:table-cell>
          <table:table-cell office:value-type="float" office:value="511.06">
            <text:p>511.06</text:p>
          </table:table-cell>
          <table:table-cell office:value-type="float" office:value="515.52">
            <text:p>515.52</text:p>
          </table:table-cell>
          <table:table-cell office:value-type="float" office:value="1.45">
            <text:p>1.45</text:p>
          </table:table-cell>
          <table:table-cell table:formula="of:=[.D24]-[.C24]" office:value-type="float" office:value="-11.52">
            <text:p>-11.52</text:p>
          </table:table-cell>
          <table:table-cell table:formula="of:=[.E24]-[.C24]" office:value-type="float" office:value="-18.1399999999999">
            <text:p>-18.14</text:p>
          </table:table-cell>
          <table:table-cell table:formula="of:=ABS([.H24]/[.C24]*100)" office:value-type="float" office:value="2.17687074829932">
            <text:p>2.18</text:p>
          </table:table-cell>
          <table:table-cell table:formula="of:=ABS([.I24]/[.C24]*100)" office:value-type="float" office:value="3.4278155706727">
            <text:p>3.43</text:p>
          </table:table-cell>
          <table:table-cell table:formula="of:=MAX([.J24:.K24])" office:value-type="float" office:value="3.4278155706727">
            <text:p>3.43</text:p>
          </table:table-cell>
          <table:table-cell table:formula="of:=[.C24]/[.F24]" office:value-type="float" office:value="1.02653631284916">
            <text:p>1.02653631284916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4]+1" office:value-type="float" office:value="10">
            <text:p>10.00</text:p>
          </table:table-cell>
          <table:table-cell table:formula="of:=[.B25]*[.A25]" office:value-type="float" office:value="588">
            <text:p>588.00</text:p>
          </table:table-cell>
          <table:table-cell office:value-type="float" office:value="567.76">
            <text:p>567.76</text:p>
          </table:table-cell>
          <table:table-cell office:value-type="float" office:value="559.01">
            <text:p>559.01</text:p>
          </table:table-cell>
          <table:table-cell office:value-type="float" office:value="564.64">
            <text:p>564.64</text:p>
          </table:table-cell>
          <table:table-cell office:value-type="float" office:value="2.2">
            <text:p>2.20</text:p>
          </table:table-cell>
          <table:table-cell table:formula="of:=[.D25]-[.C25]" office:value-type="float" office:value="-20.24">
            <text:p>-20.24</text:p>
          </table:table-cell>
          <table:table-cell table:formula="of:=[.E25]-[.C25]" office:value-type="float" office:value="-28.99">
            <text:p>-28.99</text:p>
          </table:table-cell>
          <table:table-cell table:formula="of:=ABS([.H25]/[.C25]*100)" office:value-type="float" office:value="3.4421768707483">
            <text:p>3.44</text:p>
          </table:table-cell>
          <table:table-cell table:formula="of:=ABS([.I25]/[.C25]*100)" office:value-type="float" office:value="4.93027210884354">
            <text:p>4.93</text:p>
          </table:table-cell>
          <table:table-cell table:formula="of:=MAX([.J25:.K25])" office:value-type="float" office:value="4.93027210884354">
            <text:p>4.93</text:p>
          </table:table-cell>
          <table:table-cell table:formula="of:=[.C25]/[.F25]" office:value-type="float" office:value="1.04137149334089">
            <text:p>1.04137149334089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5]+1" office:value-type="float" office:value="11">
            <text:p>11.00</text:p>
          </table:table-cell>
          <table:table-cell table:formula="of:=[.B26]*[.A26]" office:value-type="float" office:value="646.8">
            <text:p>646.80</text:p>
          </table:table-cell>
          <table:table-cell office:value-type="float" office:value="707.38">
            <text:p>707.38</text:p>
          </table:table-cell>
          <table:table-cell office:value-type="float" office:value="700.98">
            <text:p>700.98</text:p>
          </table:table-cell>
          <table:table-cell office:value-type="float" office:value="705">
            <text:p>705.00</text:p>
          </table:table-cell>
          <table:table-cell office:value-type="float" office:value="1.92">
            <text:p>1.92</text:p>
          </table:table-cell>
          <table:table-cell table:formula="of:=[.D26]-[.C26]" office:value-type="float" office:value="60.58">
            <text:p>60.58</text:p>
          </table:table-cell>
          <table:table-cell table:formula="of:=[.E26]-[.C26]" office:value-type="float" office:value="54.1800000000001">
            <text:p>54.18</text:p>
          </table:table-cell>
          <table:table-cell table:formula="of:=ABS([.H26]/[.C26]*100)" office:value-type="float" office:value="9.3661100803958">
            <text:p>9.37</text:p>
          </table:table-cell>
          <table:table-cell table:formula="of:=ABS([.I26]/[.C26]*100)" office:value-type="float" office:value="8.37662337662339">
            <text:p>8.38</text:p>
          </table:table-cell>
          <table:table-cell table:formula="of:=MAX([.J26:.K26])" office:value-type="float" office:value="9.3661100803958">
            <text:p>9.37</text:p>
          </table:table-cell>
          <table:table-cell table:formula="of:=[.C26]/[.F26]" office:value-type="float" office:value="0.917446808510638">
            <text:p>0.917446808510638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6]+1" office:value-type="float" office:value="12">
            <text:p>12.00</text:p>
          </table:table-cell>
          <table:table-cell table:formula="of:=[.B27]*[.A27]" office:value-type="float" office:value="705.6">
            <text:p>705.60</text:p>
          </table:table-cell>
          <table:table-cell office:value-type="float" office:value="670.01">
            <text:p>670.01</text:p>
          </table:table-cell>
          <table:table-cell office:value-type="float" office:value="658.84">
            <text:p>658.84</text:p>
          </table:table-cell>
          <table:table-cell office:value-type="float" office:value="664.95">
            <text:p>664.95</text:p>
          </table:table-cell>
          <table:table-cell office:value-type="float" office:value="3.13">
            <text:p>3.13</text:p>
          </table:table-cell>
          <table:table-cell table:formula="of:=[.D27]-[.C27]" office:value-type="float" office:value="-35.5899999999999">
            <text:p>-35.59</text:p>
          </table:table-cell>
          <table:table-cell table:formula="of:=[.E27]-[.C27]" office:value-type="float" office:value="-46.7599999999999">
            <text:p>-46.76</text:p>
          </table:table-cell>
          <table:table-cell table:formula="of:=ABS([.H27]/[.C27]*100)" office:value-type="float" office:value="5.0439342403628">
            <text:p>5.04</text:p>
          </table:table-cell>
          <table:table-cell table:formula="of:=ABS([.I27]/[.C27]*100)" office:value-type="float" office:value="6.62698412698411">
            <text:p>6.63</text:p>
          </table:table-cell>
          <table:table-cell table:formula="of:=MAX([.J27:.K27])" office:value-type="float" office:value="6.62698412698411">
            <text:p>6.63</text:p>
          </table:table-cell>
          <table:table-cell table:formula="of:=[.C27]/[.F27]" office:value-type="float" office:value="1.06113241597113">
            <text:p>1.06113241597113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7]+1" office:value-type="float" office:value="13">
            <text:p>13.00</text:p>
          </table:table-cell>
          <table:table-cell table:formula="of:=[.B28]*[.A28]" office:value-type="float" office:value="764.4">
            <text:p>764.40</text:p>
          </table:table-cell>
          <table:table-cell office:value-type="float" office:value="792.21">
            <text:p>792.21</text:p>
          </table:table-cell>
          <table:table-cell office:value-type="float" office:value="786.62">
            <text:p>786.62</text:p>
          </table:table-cell>
          <table:table-cell office:value-type="float" office:value="789.7">
            <text:p>789.70</text:p>
          </table:table-cell>
          <table:table-cell office:value-type="float" office:value="1.51">
            <text:p>1.51</text:p>
          </table:table-cell>
          <table:table-cell table:formula="of:=[.D28]-[.C28]" office:value-type="float" office:value="27.8100000000001">
            <text:p>27.81</text:p>
          </table:table-cell>
          <table:table-cell table:formula="of:=[.E28]-[.C28]" office:value-type="float" office:value="22.22">
            <text:p>22.22</text:p>
          </table:table-cell>
          <table:table-cell table:formula="of:=ABS([.H28]/[.C28]*100)" office:value-type="float" office:value="3.638147566719">
            <text:p>3.64</text:p>
          </table:table-cell>
          <table:table-cell table:formula="of:=ABS([.I28]/[.C28]*100)" office:value-type="float" office:value="2.9068550497122">
            <text:p>2.91</text:p>
          </table:table-cell>
          <table:table-cell table:formula="of:=MAX([.J28:.K28])" office:value-type="float" office:value="3.638147566719">
            <text:p>3.64</text:p>
          </table:table-cell>
          <table:table-cell table:formula="of:=[.C28]/[.F28]" office:value-type="float" office:value="0.967962517411675">
            <text:p>0.967962517411675</text:p>
          </table:table-cell>
          <table:table-cell table:number-columns-repeated="2"/>
        </table:table-row>
        <table:table-row table:style-name="ro2">
          <table:table-cell office:value-type="float" office:value="58.8">
            <text:p>58.80</text:p>
          </table:table-cell>
          <table:table-cell table:formula="of:=[.B28]+1" office:value-type="float" office:value="14">
            <text:p>14.00</text:p>
          </table:table-cell>
          <table:table-cell table:formula="of:=[.B29]*[.A29]" office:value-type="float" office:value="823.2">
            <text:p>823.20</text:p>
          </table:table-cell>
          <table:table-cell office:value-type="float" office:value="892.73">
            <text:p>892.73</text:p>
          </table:table-cell>
          <table:table-cell office:value-type="float" office:value="886.84">
            <text:p>886.84</text:p>
          </table:table-cell>
          <table:table-cell office:value-type="float" office:value="890.13">
            <text:p>890.13</text:p>
          </table:table-cell>
          <table:table-cell office:value-type="float" office:value="1.6">
            <text:p>1.60</text:p>
          </table:table-cell>
          <table:table-cell table:formula="of:=[.D29]-[.C29]" office:value-type="float" office:value="69.5300000000001">
            <text:p>69.53</text:p>
          </table:table-cell>
          <table:table-cell table:formula="of:=[.E29]-[.C29]" office:value-type="float" office:value="63.6400000000001">
            <text:p>63.64</text:p>
          </table:table-cell>
          <table:table-cell table:formula="of:=ABS([.H29]/[.C29]*100)" office:value-type="float" office:value="8.44630709426629">
            <text:p>8.45</text:p>
          </table:table-cell>
          <table:table-cell table:formula="of:=ABS([.I29]/[.C29]*100)" office:value-type="float" office:value="7.73080660835764">
            <text:p>7.73</text:p>
          </table:table-cell>
          <table:table-cell table:formula="of:=MAX([.J29:.K29])" office:value-type="float" office:value="8.44630709426629">
            <text:p>8.45</text:p>
          </table:table-cell>
          <table:table-cell table:formula="of:=[.C29]/[.F29]" office:value-type="float" office:value="0.924808735802635">
            <text:p>0.924808735802635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 table:number-columns-repeated="3"/>
        </table:table-row>
        <table:table-row table:style-name="ro2">
          <table:table-cell table:style-name="Default">
            <draw:frame table:end-cell-address="'Calibration 110.2 (at 2020 W - different meter)'.O53" table:end-x="1.703cm" table:end-y="0.186cm" draw:z-index="0" draw:style-name="gr1" svg:width="31.753cm" svg:height="9.704cm" svg:x="1.563cm" svg:y="0.379cm">
              <draw:object draw:notify-on-update-of-ranges="'Calibration 110.2 (at 2020 W - different meter)'.C2:'Calibration 110.2 (at 2020 W - different meter)'.C29 'Calibration 110.2 (at 2020 W - different meter)'.L2:'Calibration 110.2 (at 2020 W - different meter)'.L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1"/>
          <table:table-cell table:number-columns-repeated="3"/>
        </table:table-row>
        <table:table-row table:style-name="ro2" table:number-rows-repeated="22">
          <table:table-cell table:style-name="Default" table:number-columns-repeated="12"/>
          <table:table-cell table:number-columns-repeated="3"/>
        </table:table-row>
        <table:table-row table:style-name="ro2">
          <table:table-cell table:style-name="Default"/>
          <table:table-cell table:style-name="Default">
            <draw:frame table:end-cell-address="'Calibration 110.2 (at 2020 W - different meter)'.O74" table:end-x="0.209cm" table:end-y="0.236cm" draw:z-index="1" draw:style-name="gr1" svg:width="28.973cm" svg:height="8.944cm" svg:x="0.591cm" svg:y="0.289cm">
              <draw:object draw:notify-on-update-of-ranges="'Calibration 110.2 (at 2020 W - different meter)'.C2:'Calibration 110.2 (at 2020 W - different meter)'.C29 'Calibration 110.2 (at 2020 W - different meter)'.F2:'Calibration 110.2 (at 2020 W - different meter)'.F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10"/>
          <table:table-cell table:number-columns-repeated="3"/>
        </table:table-row>
      </table:table>
      <table:table table:name="Calibration Factor 102.2" table:style-name="ta1" table:print="false">
        <table:table-column table:style-name="co1" table:number-columns-repeated="3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plug in meter</text:p>
          </table:table-cell>
          <table:table-cell table:style-name="ce1" office:value-type="string">
            <text:p>no of turns</text:p>
          </table:table-cell>
          <table:table-cell table:style-name="ce1" office:value-type="string">
            <text:p>Theoretical CT power </text:p>
          </table:table-cell>
          <table:table-cell table:style-name="ce3" office:value-type="string">
            <text:p>Max (A)</text:p>
          </table:table-cell>
          <table:table-cell table:style-name="ce3" office:value-type="string">
            <text:p>Min (B)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Standard Deviation</text:p>
          </table:table-cell>
          <table:table-cell table:style-name="ce1" office:value-type="string">
            <text:p>error (A)</text:p>
          </table:table-cell>
          <table:table-cell table:style-name="ce1" office:value-type="string">
            <text:p>error (B)</text:p>
          </table:table-cell>
          <table:table-cell table:style-name="ce1" office:value-type="string">
            <text:p>% error (A)</text:p>
          </table:table-cell>
          <table:table-cell table:style-name="ce1" office:value-type="string">
            <text:p>% error (B)</text:p>
          </table:table-cell>
          <table:table-cell table:style-name="ce3" office:value-type="string">
            <text:p>MAX % error</text:p>
          </table:table-cell>
          <table:table-cell table:number-columns-repeated="3"/>
        </table:table-row>
        <table:table-row table:style-name="ro2">
          <table:table-cell office:value-type="float" office:value="15.2">
            <text:p>15.20</text:p>
          </table:table-cell>
          <table:table-cell office:value-type="float" office:value="1">
            <text:p>1.00</text:p>
          </table:table-cell>
          <table:table-cell table:formula="of:=[.B2]*[.A2]" office:value-type="float" office:value="15.2">
            <text:p>15.20</text:p>
          </table:table-cell>
          <table:table-cell office:value-type="float" office:value="24.36">
            <text:p>24.36</text:p>
          </table:table-cell>
          <table:table-cell office:value-type="float" office:value="16.92">
            <text:p>16.92</text:p>
          </table:table-cell>
          <table:table-cell office:value-type="float" office:value="20.55">
            <text:p>20.55</text:p>
          </table:table-cell>
          <table:table-cell office:value-type="float" office:value="2.18">
            <text:p>2.18</text:p>
          </table:table-cell>
          <table:table-cell table:formula="of:=[.D2]-[.C2]" office:value-type="float" office:value="9.16">
            <text:p>9.16</text:p>
          </table:table-cell>
          <table:table-cell table:formula="of:=[.E2]-[.C2]" office:value-type="float" office:value="1.72">
            <text:p>1.72</text:p>
          </table:table-cell>
          <table:table-cell table:formula="of:=ABS([.H2]/[.C2]*100)" office:value-type="float" office:value="60.2631578947368">
            <text:p>60.26</text:p>
          </table:table-cell>
          <table:table-cell table:formula="of:=ABS([.I2]/[.C2]*100)" office:value-type="float" office:value="11.3157894736842">
            <text:p>11.32</text:p>
          </table:table-cell>
          <table:table-cell table:formula="of:=MAX([.J2:.K2])" office:value-type="float" office:value="60.2631578947368">
            <text:p>60.26</text:p>
          </table:table-cell>
          <table:table-cell table:formula="of:=[.C2]/[.F2]" office:value-type="float" office:value="0.739659367396594">
            <text:p>0.739659367396594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2]" office:value-type="float" office:value="2">
            <text:p>2.00</text:p>
          </table:table-cell>
          <table:table-cell table:formula="of:=[.B3]*[.A3]" office:value-type="float" office:value="30.4">
            <text:p>30.40</text:p>
          </table:table-cell>
          <table:table-cell office:value-type="float" office:value="41.01">
            <text:p>41.01</text:p>
          </table:table-cell>
          <table:table-cell office:value-type="float" office:value="34.04">
            <text:p>34.04</text:p>
          </table:table-cell>
          <table:table-cell office:value-type="float" office:value="37.75">
            <text:p>37.75</text:p>
          </table:table-cell>
          <table:table-cell office:value-type="float" office:value="1.78">
            <text:p>1.78</text:p>
          </table:table-cell>
          <table:table-cell table:formula="of:=[.D3]-[.C3]" office:value-type="float" office:value="10.61">
            <text:p>10.61</text:p>
          </table:table-cell>
          <table:table-cell table:formula="of:=[.E3]-[.C3]" office:value-type="float" office:value="3.64">
            <text:p>3.64</text:p>
          </table:table-cell>
          <table:table-cell table:formula="of:=ABS([.H3]/[.C3]*100)" office:value-type="float" office:value="34.9013157894737">
            <text:p>34.90</text:p>
          </table:table-cell>
          <table:table-cell table:formula="of:=ABS([.I3]/[.C3]*100)" office:value-type="float" office:value="11.9736842105263">
            <text:p>11.97</text:p>
          </table:table-cell>
          <table:table-cell table:formula="of:=MAX([.J3:.K3])" office:value-type="float" office:value="34.9013157894737">
            <text:p>34.90</text:p>
          </table:table-cell>
          <table:table-cell table:formula="of:=[.C3]/[.F3]" office:value-type="float" office:value="0.805298013245033">
            <text:p>0.805298013245033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3]" office:value-type="float" office:value="3">
            <text:p>3.00</text:p>
          </table:table-cell>
          <table:table-cell table:formula="of:=[.B4]*[.A4]" office:value-type="float" office:value="45.6">
            <text:p>45.60</text:p>
          </table:table-cell>
          <table:table-cell office:value-type="float" office:value="62.47">
            <text:p>62.47</text:p>
          </table:table-cell>
          <table:table-cell office:value-type="float" office:value="60.56">
            <text:p>60.56</text:p>
          </table:table-cell>
          <table:table-cell office:value-type="float" office:value="61.78">
            <text:p>61.78</text:p>
          </table:table-cell>
          <table:table-cell office:value-type="float" office:value="0.5">
            <text:p>0.5</text:p>
          </table:table-cell>
          <table:table-cell table:formula="of:=[.D4]-[.C4]" office:value-type="float" office:value="16.87">
            <text:p>16.87</text:p>
          </table:table-cell>
          <table:table-cell table:formula="of:=[.E4]-[.C4]" office:value-type="float" office:value="14.96">
            <text:p>14.96</text:p>
          </table:table-cell>
          <table:table-cell table:formula="of:=ABS([.H4]/[.C4]*100)" office:value-type="float" office:value="36.9956140350877">
            <text:p>37.00</text:p>
          </table:table-cell>
          <table:table-cell table:formula="of:=ABS([.I4]/[.C4]*100)" office:value-type="float" office:value="32.8070175438597">
            <text:p>32.81</text:p>
          </table:table-cell>
          <table:table-cell table:formula="of:=MAX([.J4:.K4])" office:value-type="float" office:value="36.9956140350877">
            <text:p>37.00</text:p>
          </table:table-cell>
          <table:table-cell table:formula="of:=[.C4]/[.F4]" office:value-type="float" office:value="0.738102945937196">
            <text:p>0.738102945937196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4]" office:value-type="float" office:value="4">
            <text:p>4.00</text:p>
          </table:table-cell>
          <table:table-cell table:formula="of:=[.B5]*[.A5]" office:value-type="float" office:value="60.8">
            <text:p>60.80</text:p>
          </table:table-cell>
          <table:table-cell office:value-type="float" office:value="67">
            <text:p>67</text:p>
          </table:table-cell>
          <table:table-cell office:value-type="float" office:value="65.48">
            <text:p>65.48</text:p>
          </table:table-cell>
          <table:table-cell office:value-type="float" office:value="66.23">
            <text:p>66.23</text:p>
          </table:table-cell>
          <table:table-cell office:value-type="float" office:value="0.38">
            <text:p>0.38</text:p>
          </table:table-cell>
          <table:table-cell table:formula="of:=[.D5]-[.C5]" office:value-type="float" office:value="6.2">
            <text:p>6.20</text:p>
          </table:table-cell>
          <table:table-cell table:formula="of:=[.E5]-[.C5]" office:value-type="float" office:value="4.68000000000001">
            <text:p>4.68</text:p>
          </table:table-cell>
          <table:table-cell table:formula="of:=ABS([.H5]/[.C5]*100)" office:value-type="float" office:value="10.1973684210526">
            <text:p>10.20</text:p>
          </table:table-cell>
          <table:table-cell table:formula="of:=ABS([.I5]/[.C5]*100)" office:value-type="float" office:value="7.69736842105264">
            <text:p>7.70</text:p>
          </table:table-cell>
          <table:table-cell table:formula="of:=MAX([.J5:.K5])" office:value-type="float" office:value="10.1973684210526">
            <text:p>10.20</text:p>
          </table:table-cell>
          <table:table-cell table:formula="of:=[.C5]/[.F5]" office:value-type="float" office:value="0.918012985052091">
            <text:p>0.918012985052091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5]" office:value-type="float" office:value="5">
            <text:p>5.00</text:p>
          </table:table-cell>
          <table:table-cell table:formula="of:=[.B6]*[.A6]" office:value-type="float" office:value="76">
            <text:p>76.00</text:p>
          </table:table-cell>
          <table:table-cell office:value-type="float" office:value="79.83">
            <text:p>79.83</text:p>
          </table:table-cell>
          <table:table-cell office:value-type="float" office:value="71.9">
            <text:p>71.9</text:p>
          </table:table-cell>
          <table:table-cell office:value-type="float" office:value="75.85">
            <text:p>75.85</text:p>
          </table:table-cell>
          <table:table-cell office:value-type="float" office:value="2.14">
            <text:p>2.14</text:p>
          </table:table-cell>
          <table:table-cell table:formula="of:=[.D6]-[.C6]" office:value-type="float" office:value="3.83">
            <text:p>3.83</text:p>
          </table:table-cell>
          <table:table-cell table:formula="of:=[.E6]-[.C6]" office:value-type="float" office:value="-4.09999999999999">
            <text:p>-4.10</text:p>
          </table:table-cell>
          <table:table-cell table:formula="of:=ABS([.H6]/[.C6]*100)" office:value-type="float" office:value="5.03947368421052">
            <text:p>5.04</text:p>
          </table:table-cell>
          <table:table-cell table:formula="of:=ABS([.I6]/[.C6]*100)" office:value-type="float" office:value="5.39473684210526">
            <text:p>5.39</text:p>
          </table:table-cell>
          <table:table-cell table:formula="of:=MAX([.J6:.K6])" office:value-type="float" office:value="5.39473684210526">
            <text:p>5.39</text:p>
          </table:table-cell>
          <table:table-cell table:formula="of:=[.C6]/[.F6]" office:value-type="float" office:value="1.00197758734344">
            <text:p>1.00197758734344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6]" office:value-type="float" office:value="6">
            <text:p>6.00</text:p>
          </table:table-cell>
          <table:table-cell table:formula="of:=[.B7]*[.A7]" office:value-type="float" office:value="91.2">
            <text:p>91.20</text:p>
          </table:table-cell>
          <table:table-cell office:value-type="float" office:value="98.32">
            <text:p>98.32</text:p>
          </table:table-cell>
          <table:table-cell office:value-type="float" office:value="91.84">
            <text:p>91.84</text:p>
          </table:table-cell>
          <table:table-cell office:value-type="float" office:value="94.98">
            <text:p>94.98</text:p>
          </table:table-cell>
          <table:table-cell office:value-type="float" office:value="1.76">
            <text:p>1.76</text:p>
          </table:table-cell>
          <table:table-cell table:formula="of:=[.D7]-[.C7]" office:value-type="float" office:value="7.12">
            <text:p>7.12</text:p>
          </table:table-cell>
          <table:table-cell table:formula="of:=[.E7]-[.C7]" office:value-type="float" office:value="0.640000000000015">
            <text:p>0.64</text:p>
          </table:table-cell>
          <table:table-cell table:formula="of:=ABS([.H7]/[.C7]*100)" office:value-type="float" office:value="7.80701754385966">
            <text:p>7.81</text:p>
          </table:table-cell>
          <table:table-cell table:formula="of:=ABS([.I7]/[.C7]*100)" office:value-type="float" office:value="0.701754385964929">
            <text:p>0.70</text:p>
          </table:table-cell>
          <table:table-cell table:formula="of:=MAX([.J7:.K7])" office:value-type="float" office:value="7.80701754385966">
            <text:p>7.81</text:p>
          </table:table-cell>
          <table:table-cell table:formula="of:=[.C7]/[.F7]" office:value-type="float" office:value="0.960202147820594">
            <text:p>0.960202147820594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7]" office:value-type="float" office:value="7">
            <text:p>7.00</text:p>
          </table:table-cell>
          <table:table-cell table:formula="of:=[.B8]*[.A8]" office:value-type="float" office:value="106.4">
            <text:p>106.40</text:p>
          </table:table-cell>
          <table:table-cell office:value-type="float" office:value="117.77">
            <text:p>117.77</text:p>
          </table:table-cell>
          <table:table-cell office:value-type="float" office:value="114.51">
            <text:p>114.51</text:p>
          </table:table-cell>
          <table:table-cell office:value-type="float" office:value="116.09">
            <text:p>116.09</text:p>
          </table:table-cell>
          <table:table-cell office:value-type="float" office:value="0.83">
            <text:p>0.83</text:p>
          </table:table-cell>
          <table:table-cell table:formula="of:=[.D8]-[.C8]" office:value-type="float" office:value="11.37">
            <text:p>11.37</text:p>
          </table:table-cell>
          <table:table-cell table:formula="of:=[.E8]-[.C8]" office:value-type="float" office:value="8.11000000000001">
            <text:p>8.11</text:p>
          </table:table-cell>
          <table:table-cell table:formula="of:=ABS([.H8]/[.C8]*100)" office:value-type="float" office:value="10.6860902255639">
            <text:p>10.69</text:p>
          </table:table-cell>
          <table:table-cell table:formula="of:=ABS([.I8]/[.C8]*100)" office:value-type="float" office:value="7.62218045112783">
            <text:p>7.62</text:p>
          </table:table-cell>
          <table:table-cell table:formula="of:=MAX([.J8:.K8])" office:value-type="float" office:value="10.6860902255639">
            <text:p>10.69</text:p>
          </table:table-cell>
          <table:table-cell table:formula="of:=[.C8]/[.F8]" office:value-type="float" office:value="0.916530278232406">
            <text:p>0.916530278232406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8]" office:value-type="float" office:value="8">
            <text:p>8.00</text:p>
          </table:table-cell>
          <table:table-cell table:formula="of:=[.B9]*[.A9]" office:value-type="float" office:value="121.6">
            <text:p>121.60</text:p>
          </table:table-cell>
          <table:table-cell office:value-type="float" office:value="125.39">
            <text:p>125.39</text:p>
          </table:table-cell>
          <table:table-cell office:value-type="float" office:value="123.74">
            <text:p>123.74</text:p>
          </table:table-cell>
          <table:table-cell office:value-type="float" office:value="124.58">
            <text:p>124.58</text:p>
          </table:table-cell>
          <table:table-cell office:value-type="float" office:value="0.44">
            <text:p>0.44</text:p>
          </table:table-cell>
          <table:table-cell table:formula="of:=[.D9]-[.C9]" office:value-type="float" office:value="3.79000000000001">
            <text:p>3.79</text:p>
          </table:table-cell>
          <table:table-cell table:formula="of:=[.E9]-[.C9]" office:value-type="float" office:value="2.14">
            <text:p>2.14</text:p>
          </table:table-cell>
          <table:table-cell table:formula="of:=ABS([.H9]/[.C9]*100)" office:value-type="float" office:value="3.11677631578948">
            <text:p>3.12</text:p>
          </table:table-cell>
          <table:table-cell table:formula="of:=ABS([.I9]/[.C9]*100)" office:value-type="float" office:value="1.75986842105263">
            <text:p>1.76</text:p>
          </table:table-cell>
          <table:table-cell table:formula="of:=MAX([.J9:.K9])" office:value-type="float" office:value="3.11677631578948">
            <text:p>3.12</text:p>
          </table:table-cell>
          <table:table-cell table:formula="of:=[.C9]/[.F9]" office:value-type="float" office:value="0.976079627548563">
            <text:p>0.976079627548563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9]" office:value-type="float" office:value="9">
            <text:p>9.00</text:p>
          </table:table-cell>
          <table:table-cell table:formula="of:=[.B10]*[.A10]" office:value-type="float" office:value="136.8">
            <text:p>136.80</text:p>
          </table:table-cell>
          <table:table-cell office:value-type="float" office:value="139.32">
            <text:p>139.32</text:p>
          </table:table-cell>
          <table:table-cell office:value-type="float" office:value="133.53">
            <text:p>133.53</text:p>
          </table:table-cell>
          <table:table-cell office:value-type="float" office:value="135.69">
            <text:p>135.69</text:p>
          </table:table-cell>
          <table:table-cell office:value-type="float" office:value="1.66">
            <text:p>1.66</text:p>
          </table:table-cell>
          <table:table-cell table:formula="of:=[.D10]-[.C10]" office:value-type="float" office:value="2.52000000000001">
            <text:p>2.52</text:p>
          </table:table-cell>
          <table:table-cell table:formula="of:=[.E10]-[.C10]" office:value-type="float" office:value="-3.26999999999998">
            <text:p>-3.27</text:p>
          </table:table-cell>
          <table:table-cell table:formula="of:=ABS([.H10]/[.C10]*100)" office:value-type="float" office:value="1.8421052631579">
            <text:p>1.84</text:p>
          </table:table-cell>
          <table:table-cell table:formula="of:=ABS([.I10]/[.C10]*100)" office:value-type="float" office:value="2.39035087719297">
            <text:p>2.39</text:p>
          </table:table-cell>
          <table:table-cell table:formula="of:=MAX([.J10:.K10])" office:value-type="float" office:value="2.39035087719297">
            <text:p>2.39</text:p>
          </table:table-cell>
          <table:table-cell table:formula="of:=[.C10]/[.F10]" office:value-type="float" office:value="1.00818041123148">
            <text:p>1.00818041123148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0]" office:value-type="float" office:value="10">
            <text:p>10.00</text:p>
          </table:table-cell>
          <table:table-cell table:formula="of:=[.B11]*[.A11]" office:value-type="float" office:value="152">
            <text:p>152.00</text:p>
          </table:table-cell>
          <table:table-cell office:value-type="float" office:value="157.22">
            <text:p>157.22</text:p>
          </table:table-cell>
          <table:table-cell office:value-type="float" office:value="152.34">
            <text:p>152.34</text:p>
          </table:table-cell>
          <table:table-cell office:value-type="float" office:value="155.38">
            <text:p>155.38</text:p>
          </table:table-cell>
          <table:table-cell office:value-type="float" office:value="1.15">
            <text:p>1.15</text:p>
          </table:table-cell>
          <table:table-cell table:formula="of:=[.D11]-[.C11]" office:value-type="float" office:value="5.22">
            <text:p>5.22</text:p>
          </table:table-cell>
          <table:table-cell table:formula="of:=[.E11]-[.C11]" office:value-type="float" office:value="0.340000000000003">
            <text:p>0.34</text:p>
          </table:table-cell>
          <table:table-cell table:formula="of:=ABS([.H11]/[.C11]*100)" office:value-type="float" office:value="3.43421052631579">
            <text:p>3.43</text:p>
          </table:table-cell>
          <table:table-cell table:formula="of:=ABS([.I11]/[.C11]*100)" office:value-type="float" office:value="0.223684210526318">
            <text:p>0.22</text:p>
          </table:table-cell>
          <table:table-cell table:formula="of:=MAX([.J11:.K11])" office:value-type="float" office:value="3.43421052631579">
            <text:p>3.43</text:p>
          </table:table-cell>
          <table:table-cell table:formula="of:=[.C11]/[.F11]" office:value-type="float" office:value="0.978246878620157">
            <text:p>0.978246878620157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1]" office:value-type="float" office:value="11">
            <text:p>11.00</text:p>
          </table:table-cell>
          <table:table-cell table:formula="of:=[.B12]*[.A12]" office:value-type="float" office:value="167.2">
            <text:p>167.20</text:p>
          </table:table-cell>
          <table:table-cell office:value-type="float" office:value="175.3">
            <text:p>175.3</text:p>
          </table:table-cell>
          <table:table-cell office:value-type="float" office:value="165.22">
            <text:p>165.22</text:p>
          </table:table-cell>
          <table:table-cell office:value-type="float" office:value="173.16">
            <text:p>173.16</text:p>
          </table:table-cell>
          <table:table-cell office:value-type="float" office:value="1.91">
            <text:p>1.91</text:p>
          </table:table-cell>
          <table:table-cell table:formula="of:=[.D12]-[.C12]" office:value-type="float" office:value="8.10000000000002">
            <text:p>8.10</text:p>
          </table:table-cell>
          <table:table-cell table:formula="of:=[.E12]-[.C12]" office:value-type="float" office:value="-1.97999999999999">
            <text:p>-1.98</text:p>
          </table:table-cell>
          <table:table-cell table:formula="of:=ABS([.H12]/[.C12]*100)" office:value-type="float" office:value="4.84449760765552">
            <text:p>4.84</text:p>
          </table:table-cell>
          <table:table-cell table:formula="of:=ABS([.I12]/[.C12]*100)" office:value-type="float" office:value="1.18421052631578">
            <text:p>1.18</text:p>
          </table:table-cell>
          <table:table-cell table:formula="of:=MAX([.J12:.K12])" office:value-type="float" office:value="4.84449760765552">
            <text:p>4.84</text:p>
          </table:table-cell>
          <table:table-cell table:formula="of:=[.C12]/[.F12]" office:value-type="float" office:value="0.965580965580966">
            <text:p>0.965580965580966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2]" office:value-type="float" office:value="12">
            <text:p>12.00</text:p>
          </table:table-cell>
          <table:table-cell table:formula="of:=[.B13]*[.A13]" office:value-type="float" office:value="182.4">
            <text:p>182.40</text:p>
          </table:table-cell>
          <table:table-cell office:value-type="float" office:value="180.75">
            <text:p>180.75</text:p>
          </table:table-cell>
          <table:table-cell office:value-type="float" office:value="177.81">
            <text:p>177.81</text:p>
          </table:table-cell>
          <table:table-cell office:value-type="float" office:value="179.51">
            <text:p>179.51</text:p>
          </table:table-cell>
          <table:table-cell office:value-type="float" office:value="0.72">
            <text:p>0.72</text:p>
          </table:table-cell>
          <table:table-cell table:formula="of:=[.D13]-[.C13]" office:value-type="float" office:value="-1.64999999999998">
            <text:p>-1.65</text:p>
          </table:table-cell>
          <table:table-cell table:formula="of:=[.E13]-[.C13]" office:value-type="float" office:value="-4.58999999999998">
            <text:p>-4.59</text:p>
          </table:table-cell>
          <table:table-cell table:formula="of:=ABS([.H13]/[.C13]*100)" office:value-type="float" office:value="0.904605263157882">
            <text:p>0.90</text:p>
          </table:table-cell>
          <table:table-cell table:formula="of:=ABS([.I13]/[.C13]*100)" office:value-type="float" office:value="2.51644736842104">
            <text:p>2.52</text:p>
          </table:table-cell>
          <table:table-cell table:formula="of:=MAX([.J13:.K13])" office:value-type="float" office:value="2.51644736842104">
            <text:p>2.52</text:p>
          </table:table-cell>
          <table:table-cell table:formula="of:=[.C13]/[.F13]" office:value-type="float" office:value="1.01609938165005">
            <text:p>1.01609938165005</text:p>
          </table:table-cell>
          <table:table-cell table:number-columns-repeated="2"/>
        </table:table-row>
        <table:table-row table:style-name="ro2">
          <table:table-cell office:value-type="float" office:value="15.2">
            <text:p>15.20</text:p>
          </table:table-cell>
          <table:table-cell table:formula="of:=1+[.B13]" office:value-type="float" office:value="13">
            <text:p>13.00</text:p>
          </table:table-cell>
          <table:table-cell table:formula="of:=[.B14]*[.A14]" office:value-type="float" office:value="197.6">
            <text:p>197.60</text:p>
          </table:table-cell>
          <table:table-cell office:value-type="float" office:value="198.4">
            <text:p>198.4</text:p>
          </table:table-cell>
          <table:table-cell office:value-type="float" office:value="189.79">
            <text:p>189.79</text:p>
          </table:table-cell>
          <table:table-cell office:value-type="float" office:value="194.28">
            <text:p>194.28</text:p>
          </table:table-cell>
          <table:table-cell office:value-type="float" office:value="1.98">
            <text:p>1.98</text:p>
          </table:table-cell>
          <table:table-cell table:formula="of:=[.D14]-[.C14]" office:value-type="float" office:value="0.800000000000011">
            <text:p>0.80</text:p>
          </table:table-cell>
          <table:table-cell table:formula="of:=[.E14]-[.C14]" office:value-type="float" office:value="-7.81">
            <text:p>-7.81</text:p>
          </table:table-cell>
          <table:table-cell table:formula="of:=ABS([.H14]/[.C14]*100)" office:value-type="float" office:value="0.404858299595147">
            <text:p>0.40</text:p>
          </table:table-cell>
          <table:table-cell table:formula="of:=ABS([.I14]/[.C14]*100)" office:value-type="float" office:value="3.95242914979757">
            <text:p>3.95</text:p>
          </table:table-cell>
          <table:table-cell table:formula="of:=MAX([.J14:.K14])" office:value-type="float" office:value="3.95242914979757">
            <text:p>3.95</text:p>
          </table:table-cell>
          <table:table-cell table:formula="of:=[.C14]/[.F14]" office:value-type="float" office:value="1.01708873790406">
            <text:p>1.01708873790406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office:value-type="float" office:value="1">
            <text:p>1.00</text:p>
          </table:table-cell>
          <table:table-cell table:formula="of:=[.B15]*[.A15]" office:value-type="float" office:value="59.4">
            <text:p>59.40</text:p>
          </table:table-cell>
          <table:table-cell office:value-type="float" office:value="65.15">
            <text:p>65.15</text:p>
          </table:table-cell>
          <table:table-cell office:value-type="float" office:value="62.79">
            <text:p>62.79</text:p>
          </table:table-cell>
          <table:table-cell office:value-type="float" office:value="64.17">
            <text:p>64.17</text:p>
          </table:table-cell>
          <table:table-cell office:value-type="float" office:value="0.52">
            <text:p>0.52</text:p>
          </table:table-cell>
          <table:table-cell table:formula="of:=[.D15]-[.C15]" office:value-type="float" office:value="5.75000000000001">
            <text:p>5.75</text:p>
          </table:table-cell>
          <table:table-cell table:formula="of:=[.E15]-[.C15]" office:value-type="float" office:value="3.39">
            <text:p>3.39</text:p>
          </table:table-cell>
          <table:table-cell table:formula="of:=ABS([.H15]/[.C15]*100)" office:value-type="float" office:value="9.68013468013469">
            <text:p>9.68</text:p>
          </table:table-cell>
          <table:table-cell table:formula="of:=ABS([.I15]/[.C15]*100)" office:value-type="float" office:value="5.70707070707071">
            <text:p>5.71</text:p>
          </table:table-cell>
          <table:table-cell table:formula="of:=MAX([.J15:.K15])" office:value-type="float" office:value="9.68013468013469">
            <text:p>9.68</text:p>
          </table:table-cell>
          <table:table-cell table:formula="of:=[.C15]/[.F15]" office:value-type="float" office:value="0.925666199158485">
            <text:p>0.925666199158485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15]+1" office:value-type="float" office:value="2">
            <text:p>2.00</text:p>
          </table:table-cell>
          <table:table-cell table:formula="of:=[.B16]*[.A16]" office:value-type="float" office:value="118.8">
            <text:p>118.80</text:p>
          </table:table-cell>
          <table:table-cell office:value-type="float" office:value="123.87">
            <text:p>123.87</text:p>
          </table:table-cell>
          <table:table-cell office:value-type="float" office:value="121.61">
            <text:p>121.61</text:p>
          </table:table-cell>
          <table:table-cell office:value-type="float" office:value="122.84">
            <text:p>122.84</text:p>
          </table:table-cell>
          <table:table-cell office:value-type="float" office:value="0.46">
            <text:p>0.46</text:p>
          </table:table-cell>
          <table:table-cell table:formula="of:=[.D16]-[.C16]" office:value-type="float" office:value="5.07000000000001">
            <text:p>5.07</text:p>
          </table:table-cell>
          <table:table-cell table:formula="of:=[.E16]-[.C16]" office:value-type="float" office:value="2.81">
            <text:p>2.81</text:p>
          </table:table-cell>
          <table:table-cell table:formula="of:=ABS([.H16]/[.C16]*100)" office:value-type="float" office:value="4.26767676767677">
            <text:p>4.27</text:p>
          </table:table-cell>
          <table:table-cell table:formula="of:=ABS([.I16]/[.C16]*100)" office:value-type="float" office:value="2.36531986531987">
            <text:p>2.37</text:p>
          </table:table-cell>
          <table:table-cell table:formula="of:=MAX([.J16:.K16])" office:value-type="float" office:value="4.26767676767677">
            <text:p>4.27</text:p>
          </table:table-cell>
          <table:table-cell table:formula="of:=[.C16]/[.F16]" office:value-type="float" office:value="0.967111690003256">
            <text:p>0.967111690003256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16]+1" office:value-type="float" office:value="3">
            <text:p>3.00</text:p>
          </table:table-cell>
          <table:table-cell table:formula="of:=[.B17]*[.A17]" office:value-type="float" office:value="178.2">
            <text:p>178.20</text:p>
          </table:table-cell>
          <table:table-cell office:value-type="float" office:value="182.86">
            <text:p>182.86</text:p>
          </table:table-cell>
          <table:table-cell office:value-type="float" office:value="179.82">
            <text:p>179.82</text:p>
          </table:table-cell>
          <table:table-cell office:value-type="float" office:value="181.6">
            <text:p>181.6</text:p>
          </table:table-cell>
          <table:table-cell office:value-type="float" office:value="0.61">
            <text:p>0.61</text:p>
          </table:table-cell>
          <table:table-cell table:formula="of:=[.D17]-[.C17]" office:value-type="float" office:value="4.66000000000003">
            <text:p>4.66</text:p>
          </table:table-cell>
          <table:table-cell table:formula="of:=[.E17]-[.C17]" office:value-type="float" office:value="1.62">
            <text:p>1.62</text:p>
          </table:table-cell>
          <table:table-cell table:formula="of:=ABS([.H17]/[.C17]*100)" office:value-type="float" office:value="2.61503928170596">
            <text:p>2.62</text:p>
          </table:table-cell>
          <table:table-cell table:formula="of:=ABS([.I17]/[.C17]*100)" office:value-type="float" office:value="0.909090909090912">
            <text:p>0.91</text:p>
          </table:table-cell>
          <table:table-cell table:formula="of:=MAX([.J17:.K17])" office:value-type="float" office:value="2.61503928170596">
            <text:p>2.62</text:p>
          </table:table-cell>
          <table:table-cell table:formula="of:=[.C17]/[.F17]" office:value-type="float" office:value="0.981277533039648">
            <text:p>0.981277533039648</text:p>
          </table:table-cell>
          <table:table-cell/>
          <table:table-cell table:formula="of:=823.2/890.13*110.2" office:value-type="float" office:value="101.91392268545">
            <text:p>101.91392268545</text:p>
          </table:table-cell>
        </table:table-row>
        <table:table-row table:style-name="ro2">
          <table:table-cell office:value-type="float" office:value="59.4">
            <text:p>59.40</text:p>
          </table:table-cell>
          <table:table-cell table:formula="of:=[.B17]+1" office:value-type="float" office:value="4">
            <text:p>4.00</text:p>
          </table:table-cell>
          <table:table-cell table:formula="of:=[.B18]*[.A18]" office:value-type="float" office:value="237.6">
            <text:p>237.60</text:p>
          </table:table-cell>
          <table:table-cell office:value-type="float" office:value="242.56">
            <text:p>242.56</text:p>
          </table:table-cell>
          <table:table-cell office:value-type="float" office:value="239.82">
            <text:p>239.82</text:p>
          </table:table-cell>
          <table:table-cell office:value-type="float" office:value="240.96">
            <text:p>240.96</text:p>
          </table:table-cell>
          <table:table-cell office:value-type="float" office:value="0.68">
            <text:p>0.68</text:p>
          </table:table-cell>
          <table:table-cell table:formula="of:=[.D18]-[.C18]" office:value-type="float" office:value="4.96000000000001">
            <text:p>4.96</text:p>
          </table:table-cell>
          <table:table-cell table:formula="of:=[.E18]-[.C18]" office:value-type="float" office:value="2.22">
            <text:p>2.22</text:p>
          </table:table-cell>
          <table:table-cell table:formula="of:=ABS([.H18]/[.C18]*100)" office:value-type="float" office:value="2.08754208754209">
            <text:p>2.09</text:p>
          </table:table-cell>
          <table:table-cell table:formula="of:=ABS([.I18]/[.C18]*100)" office:value-type="float" office:value="0.934343434343434">
            <text:p>0.93</text:p>
          </table:table-cell>
          <table:table-cell table:formula="of:=MAX([.J18:.K18])" office:value-type="float" office:value="2.08754208754209">
            <text:p>2.09</text:p>
          </table:table-cell>
          <table:table-cell table:formula="of:=[.C18]/[.F18]" office:value-type="float" office:value="0.98605577689243">
            <text:p>0.98605577689243</text:p>
          </table:table-cell>
          <table:table-cell/>
          <table:table-cell table:formula="of:=1055.03/1063.23*110.2" office:value-type="float" office:value="109.350099225944">
            <text:p>109.350099225944</text:p>
          </table:table-cell>
        </table:table-row>
        <table:table-row table:style-name="ro2">
          <table:table-cell office:value-type="float" office:value="59.4">
            <text:p>59.40</text:p>
          </table:table-cell>
          <table:table-cell table:formula="of:=[.B18]+1" office:value-type="float" office:value="5">
            <text:p>5.00</text:p>
          </table:table-cell>
          <table:table-cell table:formula="of:=[.B19]*[.A19]" office:value-type="float" office:value="297">
            <text:p>297.00</text:p>
          </table:table-cell>
          <table:table-cell office:value-type="float" office:value="301.3">
            <text:p>301.3</text:p>
          </table:table-cell>
          <table:table-cell office:value-type="float" office:value="298.08">
            <text:p>298.08</text:p>
          </table:table-cell>
          <table:table-cell office:value-type="float" office:value="299.54">
            <text:p>299.54</text:p>
          </table:table-cell>
          <table:table-cell office:value-type="float" office:value="0.84">
            <text:p>0.84</text:p>
          </table:table-cell>
          <table:table-cell table:formula="of:=[.D19]-[.C19]" office:value-type="float" office:value="4.30000000000001">
            <text:p>4.30</text:p>
          </table:table-cell>
          <table:table-cell table:formula="of:=[.E19]-[.C19]" office:value-type="float" office:value="1.07999999999998">
            <text:p>1.08</text:p>
          </table:table-cell>
          <table:table-cell table:formula="of:=ABS([.H19]/[.C19]*100)" office:value-type="float" office:value="1.44781144781145">
            <text:p>1.45</text:p>
          </table:table-cell>
          <table:table-cell table:formula="of:=ABS([.I19]/[.C19]*100)" office:value-type="float" office:value="0.363636363636358">
            <text:p>0.36</text:p>
          </table:table-cell>
          <table:table-cell table:formula="of:=MAX([.J19:.K19])" office:value-type="float" office:value="1.44781144781145">
            <text:p>1.45</text:p>
          </table:table-cell>
          <table:table-cell table:formula="of:=[.C19]/[.F19]" office:value-type="float" office:value="0.991520331174467">
            <text:p>0.991520331174467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19]+1" office:value-type="float" office:value="6">
            <text:p>6.00</text:p>
          </table:table-cell>
          <table:table-cell table:formula="of:=[.B20]*[.A20]" office:value-type="float" office:value="356.4">
            <text:p>356.40</text:p>
          </table:table-cell>
          <table:table-cell office:value-type="float" office:value="359.74">
            <text:p>359.74</text:p>
          </table:table-cell>
          <table:table-cell office:value-type="float" office:value="357.55">
            <text:p>357.55</text:p>
          </table:table-cell>
          <table:table-cell office:value-type="float" office:value="358.6">
            <text:p>358.6</text:p>
          </table:table-cell>
          <table:table-cell office:value-type="float" office:value="0.62">
            <text:p>0.62</text:p>
          </table:table-cell>
          <table:table-cell table:formula="of:=[.D20]-[.C20]" office:value-type="float" office:value="3.34000000000003">
            <text:p>3.34</text:p>
          </table:table-cell>
          <table:table-cell table:formula="of:=[.E20]-[.C20]" office:value-type="float" office:value="1.15000000000003">
            <text:p>1.15</text:p>
          </table:table-cell>
          <table:table-cell table:formula="of:=ABS([.H20]/[.C20]*100)" office:value-type="float" office:value="0.937149270482613">
            <text:p>0.94</text:p>
          </table:table-cell>
          <table:table-cell table:formula="of:=ABS([.I20]/[.C20]*100)" office:value-type="float" office:value="0.322671156004499">
            <text:p>0.32</text:p>
          </table:table-cell>
          <table:table-cell table:formula="of:=MAX([.J20:.K20])" office:value-type="float" office:value="0.937149270482613">
            <text:p>0.94</text:p>
          </table:table-cell>
          <table:table-cell table:formula="of:=[.C20]/[.F20]" office:value-type="float" office:value="0.993865030674847">
            <text:p>0.993865030674847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20]+1" office:value-type="float" office:value="7">
            <text:p>7.00</text:p>
          </table:table-cell>
          <table:table-cell table:formula="of:=[.B21]*[.A21]" office:value-type="float" office:value="415.8">
            <text:p>415.80</text:p>
          </table:table-cell>
          <table:table-cell office:value-type="float" office:value="417.25">
            <text:p>417.25</text:p>
          </table:table-cell>
          <table:table-cell office:value-type="float" office:value="413.97">
            <text:p>413.97</text:p>
          </table:table-cell>
          <table:table-cell office:value-type="float" office:value="416.16">
            <text:p>416.16</text:p>
          </table:table-cell>
          <table:table-cell office:value-type="float" office:value="0.85">
            <text:p>0.85</text:p>
          </table:table-cell>
          <table:table-cell table:formula="of:=[.D21]-[.C21]" office:value-type="float" office:value="1.44999999999999">
            <text:p>1.45</text:p>
          </table:table-cell>
          <table:table-cell table:formula="of:=[.E21]-[.C21]" office:value-type="float" office:value="-1.82999999999998">
            <text:p>-1.83</text:p>
          </table:table-cell>
          <table:table-cell table:formula="of:=ABS([.H21]/[.C21]*100)" office:value-type="float" office:value="0.348725348725346">
            <text:p>0.35</text:p>
          </table:table-cell>
          <table:table-cell table:formula="of:=ABS([.I21]/[.C21]*100)" office:value-type="float" office:value="0.440115440115436">
            <text:p>0.44</text:p>
          </table:table-cell>
          <table:table-cell table:formula="of:=MAX([.J21:.K21])" office:value-type="float" office:value="0.440115440115436">
            <text:p>0.44</text:p>
          </table:table-cell>
          <table:table-cell table:formula="of:=[.C21]/[.F21]" office:value-type="float" office:value="0.999134948096886">
            <text:p>0.999134948096886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21]+1" office:value-type="float" office:value="8">
            <text:p>8.00</text:p>
          </table:table-cell>
          <table:table-cell table:formula="of:=[.B22]*[.A22]" office:value-type="float" office:value="475.2">
            <text:p>475.20</text:p>
          </table:table-cell>
          <table:table-cell office:value-type="float" office:value="477.51">
            <text:p>477.51</text:p>
          </table:table-cell>
          <table:table-cell office:value-type="float" office:value="473.77">
            <text:p>473.77</text:p>
          </table:table-cell>
          <table:table-cell office:value-type="float" office:value="476.1">
            <text:p>476.1</text:p>
          </table:table-cell>
          <table:table-cell office:value-type="float" office:value="0.87">
            <text:p>0.87</text:p>
          </table:table-cell>
          <table:table-cell table:formula="of:=[.D22]-[.C22]" office:value-type="float" office:value="2.31">
            <text:p>2.31</text:p>
          </table:table-cell>
          <table:table-cell table:formula="of:=[.E22]-[.C22]" office:value-type="float" office:value="-1.43000000000001">
            <text:p>-1.43</text:p>
          </table:table-cell>
          <table:table-cell table:formula="of:=ABS([.H22]/[.C22]*100)" office:value-type="float" office:value="0.486111111111112">
            <text:p>0.49</text:p>
          </table:table-cell>
          <table:table-cell table:formula="of:=ABS([.I22]/[.C22]*100)" office:value-type="float" office:value="0.300925925925927">
            <text:p>0.30</text:p>
          </table:table-cell>
          <table:table-cell table:formula="of:=MAX([.J22:.K22])" office:value-type="float" office:value="0.486111111111112">
            <text:p>0.49</text:p>
          </table:table-cell>
          <table:table-cell table:formula="of:=[.C22]/[.F22]" office:value-type="float" office:value="0.998109640831758">
            <text:p>0.998109640831758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22]+1" office:value-type="float" office:value="9">
            <text:p>9.00</text:p>
          </table:table-cell>
          <table:table-cell table:formula="of:=[.B23]*[.A23]" office:value-type="float" office:value="534.6">
            <text:p>534.60</text:p>
          </table:table-cell>
          <table:table-cell office:value-type="float" office:value="537.11">
            <text:p>537.11</text:p>
          </table:table-cell>
          <table:table-cell office:value-type="float" office:value="532.54">
            <text:p>532.54</text:p>
          </table:table-cell>
          <table:table-cell office:value-type="float" office:value="535.39">
            <text:p>535.39</text:p>
          </table:table-cell>
          <table:table-cell office:value-type="float" office:value="1.01">
            <text:p>1.01</text:p>
          </table:table-cell>
          <table:table-cell table:formula="of:=[.D23]-[.C23]" office:value-type="float" office:value="2.50999999999999">
            <text:p>2.51</text:p>
          </table:table-cell>
          <table:table-cell table:formula="of:=[.E23]-[.C23]" office:value-type="float" office:value="-2.06000000000006">
            <text:p>-2.06</text:p>
          </table:table-cell>
          <table:table-cell table:formula="of:=ABS([.H23]/[.C23]*100)" office:value-type="float" office:value="0.469509913954357">
            <text:p>0.47</text:p>
          </table:table-cell>
          <table:table-cell table:formula="of:=ABS([.I23]/[.C23]*100)" office:value-type="float" office:value="0.385334829779285">
            <text:p>0.39</text:p>
          </table:table-cell>
          <table:table-cell table:formula="of:=MAX([.J23:.K23])" office:value-type="float" office:value="0.469509913954357">
            <text:p>0.47</text:p>
          </table:table-cell>
          <table:table-cell table:formula="of:=[.C23]/[.F23]" office:value-type="float" office:value="0.998524440127757">
            <text:p>0.998524440127757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23]+1" office:value-type="float" office:value="10">
            <text:p>10.00</text:p>
          </table:table-cell>
          <table:table-cell table:formula="of:=[.B24]*[.A24]" office:value-type="float" office:value="594">
            <text:p>594.00</text:p>
          </table:table-cell>
          <table:table-cell office:value-type="float" office:value="597.39">
            <text:p>597.39</text:p>
          </table:table-cell>
          <table:table-cell office:value-type="float" office:value="593.18">
            <text:p>593.18</text:p>
          </table:table-cell>
          <table:table-cell office:value-type="float" office:value="595.59">
            <text:p>595.59</text:p>
          </table:table-cell>
          <table:table-cell office:value-type="float" office:value="1.31">
            <text:p>1.31</text:p>
          </table:table-cell>
          <table:table-cell table:formula="of:=[.D24]-[.C24]" office:value-type="float" office:value="3.38999999999999">
            <text:p>3.39</text:p>
          </table:table-cell>
          <table:table-cell table:formula="of:=[.E24]-[.C24]" office:value-type="float" office:value="-0.82000000000005">
            <text:p>-0.82</text:p>
          </table:table-cell>
          <table:table-cell table:formula="of:=ABS([.H24]/[.C24]*100)" office:value-type="float" office:value="0.570707070707068">
            <text:p>0.57</text:p>
          </table:table-cell>
          <table:table-cell table:formula="of:=ABS([.I24]/[.C24]*100)" office:value-type="float" office:value="0.138047138047146">
            <text:p>0.14</text:p>
          </table:table-cell>
          <table:table-cell table:formula="of:=MAX([.J24:.K24])" office:value-type="float" office:value="0.570707070707068">
            <text:p>0.57</text:p>
          </table:table-cell>
          <table:table-cell table:formula="of:=[.C24]/[.F24]" office:value-type="float" office:value="0.997330378280361">
            <text:p>0.997330378280361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24]+1" office:value-type="float" office:value="11">
            <text:p>11.00</text:p>
          </table:table-cell>
          <table:table-cell table:formula="of:=[.B25]*[.A25]" office:value-type="float" office:value="653.4">
            <text:p>653.40</text:p>
          </table:table-cell>
          <table:table-cell office:value-type="float" office:value="651">
            <text:p>651</text:p>
          </table:table-cell>
          <table:table-cell office:value-type="float" office:value="645.89">
            <text:p>645.89</text:p>
          </table:table-cell>
          <table:table-cell office:value-type="float" office:value="648.44">
            <text:p>648.44</text:p>
          </table:table-cell>
          <table:table-cell office:value-type="float" office:value="1.23">
            <text:p>1.23</text:p>
          </table:table-cell>
          <table:table-cell table:formula="of:=[.D25]-[.C25]" office:value-type="float" office:value="-2.39999999999998">
            <text:p>-2.40</text:p>
          </table:table-cell>
          <table:table-cell table:formula="of:=[.E25]-[.C25]" office:value-type="float" office:value="-7.50999999999999">
            <text:p>-7.51</text:p>
          </table:table-cell>
          <table:table-cell table:formula="of:=ABS([.H25]/[.C25]*100)" office:value-type="float" office:value="0.367309458218546">
            <text:p>0.37</text:p>
          </table:table-cell>
          <table:table-cell table:formula="of:=ABS([.I25]/[.C25]*100)" office:value-type="float" office:value="1.14937251300888">
            <text:p>1.15</text:p>
          </table:table-cell>
          <table:table-cell table:formula="of:=MAX([.J25:.K25])" office:value-type="float" office:value="1.14937251300888">
            <text:p>1.15</text:p>
          </table:table-cell>
          <table:table-cell table:formula="of:=[.C25]/[.F25]" office:value-type="float" office:value="1.0076491271359">
            <text:p>1.0076491271359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25]+1" office:value-type="float" office:value="12">
            <text:p>12.00</text:p>
          </table:table-cell>
          <table:table-cell table:formula="of:=[.B26]*[.A26]" office:value-type="float" office:value="712.8">
            <text:p>712.80</text:p>
          </table:table-cell>
          <table:table-cell office:value-type="float" office:value="712.09">
            <text:p>712.09</text:p>
          </table:table-cell>
          <table:table-cell office:value-type="float" office:value="708.12">
            <text:p>708.12</text:p>
          </table:table-cell>
          <table:table-cell office:value-type="float" office:value="710.34">
            <text:p>710.34</text:p>
          </table:table-cell>
          <table:table-cell office:value-type="float" office:value="1.02">
            <text:p>1.02</text:p>
          </table:table-cell>
          <table:table-cell table:formula="of:=[.D26]-[.C26]" office:value-type="float" office:value="-0.709999999999923">
            <text:p>-0.71</text:p>
          </table:table-cell>
          <table:table-cell table:formula="of:=[.E26]-[.C26]" office:value-type="float" office:value="-4.67999999999995">
            <text:p>-4.68</text:p>
          </table:table-cell>
          <table:table-cell table:formula="of:=ABS([.H26]/[.C26]*100)" office:value-type="float" office:value="0.0996071829405054">
            <text:p>0.10</text:p>
          </table:table-cell>
          <table:table-cell table:formula="of:=ABS([.I26]/[.C26]*100)" office:value-type="float" office:value="0.65656565656565">
            <text:p>0.66</text:p>
          </table:table-cell>
          <table:table-cell table:formula="of:=MAX([.J26:.K26])" office:value-type="float" office:value="0.65656565656565">
            <text:p>0.66</text:p>
          </table:table-cell>
          <table:table-cell table:formula="of:=[.C26]/[.F26]" office:value-type="float" office:value="1.00346313033195">
            <text:p>1.00346313033195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26]+1" office:value-type="float" office:value="13">
            <text:p>13.00</text:p>
          </table:table-cell>
          <table:table-cell table:formula="of:=[.B27]*[.A27]" office:value-type="float" office:value="772.2">
            <text:p>772.20</text:p>
          </table:table-cell>
          <table:table-cell office:value-type="float" office:value="721.82">
            <text:p>721.82</text:p>
          </table:table-cell>
          <table:table-cell office:value-type="float" office:value="716.46">
            <text:p>716.46</text:p>
          </table:table-cell>
          <table:table-cell office:value-type="float" office:value="718.74">
            <text:p>718.74</text:p>
          </table:table-cell>
          <table:table-cell office:value-type="float" office:value="1.44">
            <text:p>1.44</text:p>
          </table:table-cell>
          <table:table-cell table:formula="of:=[.D27]-[.C27]" office:value-type="float" office:value="-50.3799999999999">
            <text:p>-50.38</text:p>
          </table:table-cell>
          <table:table-cell table:formula="of:=[.E27]-[.C27]" office:value-type="float" office:value="-55.7399999999999">
            <text:p>-55.74</text:p>
          </table:table-cell>
          <table:table-cell table:formula="of:=ABS([.H27]/[.C27]*100)" office:value-type="float" office:value="6.52421652421651">
            <text:p>6.52</text:p>
          </table:table-cell>
          <table:table-cell table:formula="of:=ABS([.I27]/[.C27]*100)" office:value-type="float" office:value="7.21833721833721">
            <text:p>7.22</text:p>
          </table:table-cell>
          <table:table-cell table:formula="of:=MAX([.J27:.K27])" office:value-type="float" office:value="7.21833721833721">
            <text:p>7.22</text:p>
          </table:table-cell>
          <table:table-cell table:formula="of:=[.C27]/[.F27]" office:value-type="float" office:value="1.07438016528926">
            <text:p>1.07438016528926</text:p>
          </table:table-cell>
          <table:table-cell table:number-columns-repeated="2"/>
        </table:table-row>
        <table:table-row table:style-name="ro2">
          <table:table-cell office:value-type="float" office:value="59.4">
            <text:p>59.40</text:p>
          </table:table-cell>
          <table:table-cell table:formula="of:=[.B27]+1" office:value-type="float" office:value="14">
            <text:p>14.00</text:p>
          </table:table-cell>
          <table:table-cell table:formula="of:=[.B28]*[.A28]" office:value-type="float" office:value="831.6">
            <text:p>831.60</text:p>
          </table:table-cell>
          <table:table-cell office:value-type="float" office:value="823.54">
            <text:p>823.54</text:p>
          </table:table-cell>
          <table:table-cell office:value-type="float" office:value="817.27">
            <text:p>817.27</text:p>
          </table:table-cell>
          <table:table-cell office:value-type="float" office:value="821.07">
            <text:p>821.07</text:p>
          </table:table-cell>
          <table:table-cell office:value-type="float" office:value="1.54">
            <text:p>1.54</text:p>
          </table:table-cell>
          <table:table-cell table:formula="of:=[.D28]-[.C28]" office:value-type="float" office:value="-8.06000000000006">
            <text:p>-8.06</text:p>
          </table:table-cell>
          <table:table-cell table:formula="of:=[.E28]-[.C28]" office:value-type="float" office:value="-14.33">
            <text:p>-14.33</text:p>
          </table:table-cell>
          <table:table-cell table:formula="of:=ABS([.H28]/[.C28]*100)" office:value-type="float" office:value="0.969215969215976">
            <text:p>0.97</text:p>
          </table:table-cell>
          <table:table-cell table:formula="of:=ABS([.I28]/[.C28]*100)" office:value-type="float" office:value="1.72318422318423">
            <text:p>1.72</text:p>
          </table:table-cell>
          <table:table-cell table:formula="of:=MAX([.J28:.K28])" office:value-type="float" office:value="1.72318422318423">
            <text:p>1.72</text:p>
          </table:table-cell>
          <table:table-cell table:formula="of:=[.C28]/[.F28]" office:value-type="float" office:value="1.01282472870766">
            <text:p>1.01282472870766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>
            <draw:frame table:end-cell-address="'Calibration Factor 102.2'.O52" table:end-x="1.703cm" table:end-y="0.184cm" draw:z-index="0" draw:style-name="gr1" svg:width="31.753cm" svg:height="9.704cm" svg:x="1.563cm" svg:y="0.377cm">
              <draw:object draw:notify-on-update-of-ranges="'Calibration Factor 102.2'.C2:'Calibration Factor 102.2'.C28 'Calibration Factor 102.2'.L2:'Calibration Factor 102.2'.L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3"/>
        </table:table-row>
        <table:table-row table:style-name="ro2" table:number-rows-repeated="22">
          <table:table-cell table:style-name="Default" table:number-columns-repeated="3"/>
          <table:table-cell table:number-columns-repeated="4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style-name="Default">
            <draw:frame table:end-cell-address="'Calibration Factor 102.2'.O73" table:end-x="0.209cm" table:end-y="0.234cm" draw:z-index="1" draw:style-name="gr1" svg:width="28.973cm" svg:height="8.944cm" svg:x="0.591cm" svg:y="0.287cm">
              <draw:object draw:notify-on-update-of-ranges="'Calibration Factor 102.2'.C2:'Calibration Factor 102.2'.C28 'Calibration Factor 102.2'.F2:'Calibration Factor 102.2'.F2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</table:table-row>
      </table:table>
      <table:database-ranges>
        <table:database-range table:target-range-address="'Calibration Factor 102.2'.A1:'Calibration Factor 102.2'.L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9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8/12/2012</text:date>, <text:time>19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8T12:38:49</meta:creation-date>
    <dc:date>2012-12-08T19:29:14</dc:date>
    <meta:editing-duration>PT01H50M41S</meta:editing-duration>
    <meta:editing-cycles>14</meta:editing-cycles>
    <meta:generator>OpenOffice.org/3.2$Linux OpenOffice.org_project/320m12$Build-9483</meta:generator>
    <meta:document-statistic meta:table-count="2" meta:cell-count="7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754cm" svg:height="9.705cm" xlink:href=".." chart:class="chart:scatter" chart:style-name="ch1">
        <chart:legend chart:legend-position="end" svg:x="29.305cm" svg:y="4.57cm" chart:style-name="ch2"/>
        <chart:plot-area chart:style-name="ch3" table:cell-range-address="'Calibration 110.2 (at 2020 W - different meter)'.C2:'Calibration 110.2 (at 2020 W - different meter)'.C29 'Calibration 110.2 (at 2020 W - different meter)'.L2:'Calibration 110.2 (at 2020 W - different meter)'.L29" svg:x="1.069cm" svg:y="0.194cm" svg:width="27.602cm" svg:height="9.13cm">
          <chart:axis chart:dimension="x" chart:name="primary-x" chart:style-name="ch4">
            <chart:title svg:x="14.018cm" svg:y="8.946cm" chart:style-name="ch5">
              <text:p>Real Power (W)</text:p>
            </chart:title>
          </chart:axis>
          <chart:axis chart:dimension="y" chart:name="primary-y" chart:style-name="ch4">
            <chart:title svg:x="0.636cm" svg:y="5.121cm" chart:style-name="ch6">
              <text:p>Error (%)</text:p>
            </chart:title>
            <chart:grid chart:style-name="ch7" chart:class="major"/>
          </chart:axis>
          <chart:series chart:style-name="ch8" chart:values-cell-range-address="'Calibration 110.2 (at 2020 W - different meter)'.L2:'Calibration 110.2 (at 2020 W - different meter)'.L29" chart:class="chart:scatter">
            <chart:domain table:cell-range-address="'Calibration 110.2 (at 2020 W - different meter)'.C2:'Calibration 110.2 (at 2020 W - different meter)'.C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 text:id="'Calibration 110.2 (at 2020 W - different meter)'.C2:'Calibration 110.2 (at 2020 W - different meter)'.C29">15.2</text:p>
              </table:table-cell>
              <table:table-cell office:value-type="float" office:value="53.421052631579">
                <text:p text:id="'Calibration 110.2 (at 2020 W - different meter)'.L2:'Calibration 110.2 (at 2020 W - different meter)'.L29">53.4210526315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4">
                <text:p>30.4</text:p>
              </table:table-cell>
              <table:table-cell office:value-type="float" office:value="50.6578947368421">
                <text:p>50.657894736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6">
                <text:p>45.6</text:p>
              </table:table-cell>
              <table:table-cell office:value-type="float" office:value="41.5570175438597">
                <text:p>41.5570175438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8">
                <text:p>60.8</text:p>
              </table:table-cell>
              <table:table-cell office:value-type="float" office:value="17.6809210526316">
                <text:p>17.680921052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0.328947368421">
                <text:p>10.328947368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2">
                <text:p>91.2</text:p>
              </table:table-cell>
              <table:table-cell office:value-type="float" office:value="14.2324561403509">
                <text:p>14.2324561403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4">
                <text:p>106.4</text:p>
              </table:table-cell>
              <table:table-cell office:value-type="float" office:value="14.9248120300752">
                <text:p>14.9248120300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6">
                <text:p>121.6</text:p>
              </table:table-cell>
              <table:table-cell office:value-type="float" office:value="9.12006578947369">
                <text:p>9.12006578947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.8">
                <text:p>136.8</text:p>
              </table:table-cell>
              <table:table-cell office:value-type="float" office:value="5.85526315789475">
                <text:p>5.85526315789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0.7631578947369">
                <text:p>10.763157894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2">
                <text:p>167.2</text:p>
              </table:table-cell>
              <table:table-cell office:value-type="float" office:value="27.177033492823">
                <text:p>27.177033492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.4">
                <text:p>182.4</text:p>
              </table:table-cell>
              <table:table-cell office:value-type="float" office:value="8.31140350877194">
                <text:p>8.31140350877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.6">
                <text:p>197.6</text:p>
              </table:table-cell>
              <table:table-cell office:value-type="float" office:value="4.97975708502025">
                <text:p>4.97975708502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.8">
                <text:p>212.8</text:p>
              </table:table-cell>
              <table:table-cell office:value-type="float" office:value="11.1607142857143">
                <text:p>11.160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8">
                <text:p>58.8</text:p>
              </table:table-cell>
              <table:table-cell office:value-type="float" office:value="20.6462585034014">
                <text:p>20.6462585034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.6">
                <text:p>117.6</text:p>
              </table:table-cell>
              <table:table-cell office:value-type="float" office:value="6.87925170068028">
                <text:p>6.87925170068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.4">
                <text:p>176.4</text:p>
              </table:table-cell>
              <table:table-cell office:value-type="float" office:value="12.5793650793651">
                <text:p>12.5793650793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.2">
                <text:p>235.2</text:p>
              </table:table-cell>
              <table:table-cell office:value-type="float" office:value="11.3137755102041">
                <text:p>11.3137755102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  <table:table-cell office:value-type="float" office:value="10.765306122449">
                <text:p>10.765306122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2.8">
                <text:p>352.8</text:p>
              </table:table-cell>
              <table:table-cell office:value-type="float" office:value="8.6763038548753">
                <text:p>8.6763038548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.6">
                <text:p>411.6</text:p>
              </table:table-cell>
              <table:table-cell office:value-type="float" office:value="6.64237123420796">
                <text:p>6.64237123420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0.4">
                <text:p>470.4</text:p>
              </table:table-cell>
              <table:table-cell office:value-type="float" office:value="5.69090136054421">
                <text:p>5.69090136054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9.2">
                <text:p>529.2</text:p>
              </table:table-cell>
              <table:table-cell office:value-type="float" office:value="3.4278155706727">
                <text:p>3.4278155706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8">
                <text:p>588</text:p>
              </table:table-cell>
              <table:table-cell office:value-type="float" office:value="4.93027210884354">
                <text:p>4.93027210884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.8">
                <text:p>646.8</text:p>
              </table:table-cell>
              <table:table-cell office:value-type="float" office:value="9.3661100803958">
                <text:p>9.36611008039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5.6">
                <text:p>705.6</text:p>
              </table:table-cell>
              <table:table-cell office:value-type="float" office:value="6.62698412698411">
                <text:p>6.62698412698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4.4">
                <text:p>764.4</text:p>
              </table:table-cell>
              <table:table-cell office:value-type="float" office:value="3.638147566719">
                <text:p>3.638147566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3.2">
                <text:p>823.2</text:p>
              </table:table-cell>
              <table:table-cell office:value-type="float" office:value="8.44630709426629">
                <text:p>8.44630709426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974cm" svg:height="8.945cm" xlink:href=".." chart:class="chart:scatter" chart:style-name="ch1">
        <chart:legend chart:legend-position="end" svg:x="26.581cm" svg:y="4.19cm" chart:style-name="ch2"/>
        <chart:plot-area chart:style-name="ch3" table:cell-range-address="'Calibration 110.2 (at 2020 W - different meter)'.C2:'Calibration 110.2 (at 2020 W - different meter)'.C29 'Calibration 110.2 (at 2020 W - different meter)'.F2:'Calibration 110.2 (at 2020 W - different meter)'.F29" svg:x="0.957cm" svg:y="0.178cm" svg:width="25.046cm" svg:height="8.434cm">
          <chart:axis chart:dimension="x" chart:name="primary-x" chart:style-name="ch4">
            <chart:title svg:x="12.297cm" svg:y="8.218cm" chart:style-name="ch5">
              <text:p>Theoretical value (V)</text:p>
            </chart:title>
          </chart:axis>
          <chart:axis chart:dimension="y" chart:name="primary-y" chart:style-name="ch4">
            <chart:title svg:x="0.58cm" svg:y="5.617cm" chart:style-name="ch6">
              <text:p>Meassured Value (V)</text:p>
            </chart:title>
            <chart:grid chart:style-name="ch7" chart:class="major"/>
          </chart:axis>
          <chart:series chart:style-name="ch8" chart:values-cell-range-address="'Calibration 110.2 (at 2020 W - different meter)'.F2:'Calibration 110.2 (at 2020 W - different meter)'.F29" chart:class="chart:scatter">
            <chart:domain table:cell-range-address="'Calibration 110.2 (at 2020 W - different meter)'.C2:'Calibration 110.2 (at 2020 W - different meter)'.C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 text:id="'Calibration 110.2 (at 2020 W - different meter)'.C2:'Calibration 110.2 (at 2020 W - different meter)'.C29">15.2</text:p>
              </table:table-cell>
              <table:table-cell office:value-type="float" office:value="10.73">
                <text:p text:id="'Calibration 110.2 (at 2020 W - different meter)'.F2:'Calibration 110.2 (at 2020 W - different meter)'.F29">10.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4">
                <text:p>30.4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6">
                <text:p>45.6</text:p>
              </table:table-cell>
              <table:table-cell office:value-type="float" office:value="61.92">
                <text:p>61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8">
                <text:p>60.8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79.32">
                <text:p>79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2">
                <text:p>91.2</text:p>
              </table:table-cell>
              <table:table-cell office:value-type="float" office:value="100.79">
                <text:p>10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4">
                <text:p>106.4</text:p>
              </table:table-cell>
              <table:table-cell office:value-type="float" office:value="120.76">
                <text:p>12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6">
                <text:p>121.6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.8">
                <text:p>136.8</text:p>
              </table:table-cell>
              <table:table-cell office:value-type="float" office:value="142.65">
                <text:p>142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65.42">
                <text:p>165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2">
                <text:p>167.2</text:p>
              </table:table-cell>
              <table:table-cell office:value-type="float" office:value="123.73">
                <text:p>123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.4">
                <text:p>182.4</text:p>
              </table:table-cell>
              <table:table-cell office:value-type="float" office:value="196.16">
                <text:p>196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.6">
                <text:p>197.6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.8">
                <text:p>212.8</text:p>
              </table:table-cell>
              <table:table-cell office:value-type="float" office:value="233.14">
                <text:p>233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8">
                <text:p>58.8</text:p>
              </table:table-cell>
              <table:table-cell office:value-type="float" office:value="69.38">
                <text:p>69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.6">
                <text:p>117.6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.4">
                <text:p>176.4</text:p>
              </table:table-cell>
              <table:table-cell office:value-type="float" office:value="196.93">
                <text:p>196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.2">
                <text:p>235.2</text:p>
              </table:table-cell>
              <table:table-cell office:value-type="float" office:value="259.62">
                <text:p>259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  <table:table-cell office:value-type="float" office:value="322.94">
                <text:p>322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2.8">
                <text:p>352.8</text:p>
              </table:table-cell>
              <table:table-cell office:value-type="float" office:value="381.42">
                <text:p>381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.6">
                <text:p>411.6</text:p>
              </table:table-cell>
              <table:table-cell office:value-type="float" office:value="386.06">
                <text:p>386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0.4">
                <text:p>470.4</text:p>
              </table:table-cell>
              <table:table-cell office:value-type="float" office:value="446.58">
                <text:p>446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9.2">
                <text:p>529.2</text:p>
              </table:table-cell>
              <table:table-cell office:value-type="float" office:value="515.52">
                <text:p>515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8">
                <text:p>588</text:p>
              </table:table-cell>
              <table:table-cell office:value-type="float" office:value="564.64">
                <text:p>564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.8">
                <text:p>646.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5.6">
                <text:p>705.6</text:p>
              </table:table-cell>
              <table:table-cell office:value-type="float" office:value="664.95">
                <text:p>664.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4.4">
                <text:p>764.4</text:p>
              </table:table-cell>
              <table:table-cell office:value-type="float" office:value="789.7">
                <text:p>789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3.2">
                <text:p>823.2</text:p>
              </table:table-cell>
              <table:table-cell office:value-type="float" office:value="890.13">
                <text:p>890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754cm" svg:height="9.705cm" xlink:href=".." chart:class="chart:scatter" chart:style-name="ch1">
        <chart:legend chart:legend-position="end" svg:x="29.305cm" svg:y="4.57cm" chart:style-name="ch2"/>
        <chart:plot-area chart:style-name="ch3" table:cell-range-address="'Calibration Factor 102.2'.C2:'Calibration Factor 102.2'.C28 'Calibration Factor 102.2'.L2:'Calibration Factor 102.2'.L28" svg:x="1.069cm" svg:y="0.194cm" svg:width="27.602cm" svg:height="9.13cm">
          <chart:axis chart:dimension="x" chart:name="primary-x" chart:style-name="ch4">
            <chart:title svg:x="14.018cm" svg:y="8.946cm" chart:style-name="ch5">
              <text:p>Real Power (W)</text:p>
            </chart:title>
          </chart:axis>
          <chart:axis chart:dimension="y" chart:name="primary-y" chart:style-name="ch4">
            <chart:title svg:x="0.636cm" svg:y="5.121cm" chart:style-name="ch6">
              <text:p>Error (%)</text:p>
            </chart:title>
            <chart:grid chart:style-name="ch7" chart:class="major"/>
          </chart:axis>
          <chart:series chart:style-name="ch8" chart:values-cell-range-address="'Calibration Factor 102.2'.L2:'Calibration Factor 102.2'.L28" chart:class="chart:scatter">
            <chart:domain table:cell-range-address="'Calibration Factor 102.2'.C2:'Calibration Factor 102.2'.C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 text:id="'Calibration Factor 102.2'.C2:'Calibration Factor 102.2'.C28">15.2</text:p>
              </table:table-cell>
              <table:table-cell office:value-type="float" office:value="60.2631578947368">
                <text:p text:id="'Calibration Factor 102.2'.L2:'Calibration Factor 102.2'.L28">60.26315789473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4">
                <text:p>30.4</text:p>
              </table:table-cell>
              <table:table-cell office:value-type="float" office:value="34.9013157894737">
                <text:p>34.901315789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6">
                <text:p>45.6</text:p>
              </table:table-cell>
              <table:table-cell office:value-type="float" office:value="36.9956140350877">
                <text:p>36.9956140350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8">
                <text:p>60.8</text:p>
              </table:table-cell>
              <table:table-cell office:value-type="float" office:value="10.1973684210526">
                <text:p>10.197368421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5.39473684210526">
                <text:p>5.394736842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2">
                <text:p>91.2</text:p>
              </table:table-cell>
              <table:table-cell office:value-type="float" office:value="7.80701754385966">
                <text:p>7.80701754385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4">
                <text:p>106.4</text:p>
              </table:table-cell>
              <table:table-cell office:value-type="float" office:value="10.6860902255639">
                <text:p>10.6860902255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6">
                <text:p>121.6</text:p>
              </table:table-cell>
              <table:table-cell office:value-type="float" office:value="3.11677631578948">
                <text:p>3.11677631578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.8">
                <text:p>136.8</text:p>
              </table:table-cell>
              <table:table-cell office:value-type="float" office:value="2.39035087719297">
                <text:p>2.39035087719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3.43421052631579">
                <text:p>3.43421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2">
                <text:p>167.2</text:p>
              </table:table-cell>
              <table:table-cell office:value-type="float" office:value="4.84449760765552">
                <text:p>4.84449760765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.4">
                <text:p>182.4</text:p>
              </table:table-cell>
              <table:table-cell office:value-type="float" office:value="2.51644736842104">
                <text:p>2.51644736842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.6">
                <text:p>197.6</text:p>
              </table:table-cell>
              <table:table-cell office:value-type="float" office:value="3.95242914979757">
                <text:p>3.95242914979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4">
                <text:p>59.4</text:p>
              </table:table-cell>
              <table:table-cell office:value-type="float" office:value="9.68013468013469">
                <text:p>9.68013468013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.8">
                <text:p>118.8</text:p>
              </table:table-cell>
              <table:table-cell office:value-type="float" office:value="4.26767676767677">
                <text:p>4.2676767676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.2">
                <text:p>178.2</text:p>
              </table:table-cell>
              <table:table-cell office:value-type="float" office:value="2.61503928170596">
                <text:p>2.61503928170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7.6">
                <text:p>237.6</text:p>
              </table:table-cell>
              <table:table-cell office:value-type="float" office:value="2.08754208754209">
                <text:p>2.08754208754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7">
                <text:p>297</text:p>
              </table:table-cell>
              <table:table-cell office:value-type="float" office:value="1.44781144781145">
                <text:p>1.44781144781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.4">
                <text:p>356.4</text:p>
              </table:table-cell>
              <table:table-cell office:value-type="float" office:value="0.937149270482613">
                <text:p>0.937149270482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5.8">
                <text:p>415.8</text:p>
              </table:table-cell>
              <table:table-cell office:value-type="float" office:value="0.440115440115436">
                <text:p>0.440115440115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.2">
                <text:p>475.2</text:p>
              </table:table-cell>
              <table:table-cell office:value-type="float" office:value="0.486111111111112">
                <text:p>0.486111111111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4.6">
                <text:p>534.6</text:p>
              </table:table-cell>
              <table:table-cell office:value-type="float" office:value="0.469509913954357">
                <text:p>0.469509913954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4">
                <text:p>594</text:p>
              </table:table-cell>
              <table:table-cell office:value-type="float" office:value="0.570707070707068">
                <text:p>0.570707070707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3.4">
                <text:p>653.4</text:p>
              </table:table-cell>
              <table:table-cell office:value-type="float" office:value="1.14937251300888">
                <text:p>1.14937251300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2.8">
                <text:p>712.8</text:p>
              </table:table-cell>
              <table:table-cell office:value-type="float" office:value="0.65656565656565">
                <text:p>0.65656565656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2.2">
                <text:p>772.2</text:p>
              </table:table-cell>
              <table:table-cell office:value-type="float" office:value="7.21833721833721">
                <text:p>7.2183372183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1.6">
                <text:p>831.6</text:p>
              </table:table-cell>
              <table:table-cell office:value-type="float" office:value="1.72318422318423">
                <text:p>1.723184223184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74cm" svg:height="8.945cm" xlink:href=".." chart:class="chart:scatter" chart:style-name="ch1">
        <chart:legend chart:legend-position="end" svg:x="26.581cm" svg:y="4.19cm" chart:style-name="ch2"/>
        <chart:plot-area chart:style-name="ch3" table:cell-range-address="'Calibration Factor 102.2'.C2:'Calibration Factor 102.2'.C28 'Calibration Factor 102.2'.F2:'Calibration Factor 102.2'.F28" svg:x="0.957cm" svg:y="0.178cm" svg:width="25.046cm" svg:height="8.434cm">
          <chart:axis chart:dimension="x" chart:name="primary-x" chart:style-name="ch4">
            <chart:title svg:x="12.297cm" svg:y="8.218cm" chart:style-name="ch5">
              <text:p>Theoretical value (V)</text:p>
            </chart:title>
          </chart:axis>
          <chart:axis chart:dimension="y" chart:name="primary-y" chart:style-name="ch6">
            <chart:title svg:x="0.58cm" svg:y="5.617cm" chart:style-name="ch7">
              <text:p>Meassured Value (V)</text:p>
            </chart:title>
            <chart:grid chart:style-name="ch8" chart:class="major"/>
          </chart:axis>
          <chart:series chart:style-name="ch9" chart:values-cell-range-address="'Calibration Factor 102.2'.F2:'Calibration Factor 102.2'.F28" chart:class="chart:scatter">
            <chart:domain table:cell-range-address="'Calibration Factor 102.2'.C2:'Calibration Factor 102.2'.C2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 text:id="'Calibration Factor 102.2'.C2:'Calibration Factor 102.2'.C28">15.2</text:p>
              </table:table-cell>
              <table:table-cell office:value-type="float" office:value="20.55">
                <text:p text:id="'Calibration Factor 102.2'.F2:'Calibration Factor 102.2'.F28">20.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4">
                <text:p>30.4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6">
                <text:p>45.6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8">
                <text:p>60.8</text:p>
              </table:table-cell>
              <table:table-cell office:value-type="float" office:value="66.23">
                <text:p>66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2">
                <text:p>91.2</text:p>
              </table:table-cell>
              <table:table-cell office:value-type="float" office:value="94.98">
                <text:p>94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4">
                <text:p>106.4</text:p>
              </table:table-cell>
              <table:table-cell office:value-type="float" office:value="116.09">
                <text:p>11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6">
                <text:p>121.6</text:p>
              </table:table-cell>
              <table:table-cell office:value-type="float" office:value="124.58">
                <text:p>124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.8">
                <text:p>136.8</text:p>
              </table:table-cell>
              <table:table-cell office:value-type="float" office:value="135.69">
                <text:p>135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55.38">
                <text:p>155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2">
                <text:p>167.2</text:p>
              </table:table-cell>
              <table:table-cell office:value-type="float" office:value="173.16">
                <text:p>173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.4">
                <text:p>182.4</text:p>
              </table:table-cell>
              <table:table-cell office:value-type="float" office:value="179.51">
                <text:p>179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.6">
                <text:p>197.6</text:p>
              </table:table-cell>
              <table:table-cell office:value-type="float" office:value="194.28">
                <text:p>19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4">
                <text:p>59.4</text:p>
              </table:table-cell>
              <table:table-cell office:value-type="float" office:value="64.17">
                <text:p>6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.8">
                <text:p>118.8</text:p>
              </table:table-cell>
              <table:table-cell office:value-type="float" office:value="122.84">
                <text:p>122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.2">
                <text:p>178.2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7.6">
                <text:p>237.6</text:p>
              </table:table-cell>
              <table:table-cell office:value-type="float" office:value="240.96">
                <text:p>240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7">
                <text:p>297</text:p>
              </table:table-cell>
              <table:table-cell office:value-type="float" office:value="299.54">
                <text:p>299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.4">
                <text:p>356.4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5.8">
                <text:p>415.8</text:p>
              </table:table-cell>
              <table:table-cell office:value-type="float" office:value="416.16">
                <text:p>416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.2">
                <text:p>475.2</text:p>
              </table:table-cell>
              <table:table-cell office:value-type="float" office:value="476.1">
                <text:p>476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4.6">
                <text:p>534.6</text:p>
              </table:table-cell>
              <table:table-cell office:value-type="float" office:value="535.39">
                <text:p>535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4">
                <text:p>594</text:p>
              </table:table-cell>
              <table:table-cell office:value-type="float" office:value="595.59">
                <text:p>595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3.4">
                <text:p>653.4</text:p>
              </table:table-cell>
              <table:table-cell office:value-type="float" office:value="648.44">
                <text:p>648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2.8">
                <text:p>712.8</text:p>
              </table:table-cell>
              <table:table-cell office:value-type="float" office:value="710.34">
                <text:p>710.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2.2">
                <text:p>772.2</text:p>
              </table:table-cell>
              <table:table-cell office:value-type="float" office:value="718.74">
                <text:p>718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1.6">
                <text:p>831.6</text:p>
              </table:table-cell>
              <table:table-cell office:value-type="float" office:value="821.07">
                <text:p>821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